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quietsky" svg:font-family="quietsky"/>
    <style:font-face style:name="HYÑWåtH" svg:font-family="HYÑWåtH"/>
    <style:font-face style:name="liguofu" svg:font-family="liguofu"/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quietsky" style:font-name-complex="quietsky" fo:font-size="21pt" style:font-size-asian="21pt" style:font-size-complex="21pt"/>
    </style:style>
    <style:style style:name="T2" style:family="text">
      <style:text-properties style:font-name="HYÑWåtH" style:font-name-complex="HYÑWåtH" fo:font-size="21pt" style:font-size-asian="21pt" style:font-size-complex="21pt"/>
    </style:style>
    <style:style style:name="T3" style:family="text">
      <style:text-properties style:font-name="quietsky" style:font-name-complex="quietsky" fo:font-size="22.5pt" style:font-size-asian="22.5pt" style:font-size-complex="22.5pt"/>
    </style:style>
    <style:style style:name="T4" style:family="text">
      <style:text-properties style:font-name="HYÑWåtH" style:font-name-complex="HYÑWåtH" fo:font-size="21pt" style:font-size-asian="21pt" style:font-size-complex="21pt"/>
    </style:style>
    <style:style style:name="T5" style:family="text">
      <style:text-properties style:font-name="quietsky" style:font-name-complex="quietsky" fo:font-size="21.5pt" style:font-size-asian="21.5pt" style:font-size-complex="21.5pt"/>
    </style:style>
    <style:style style:name="T6" style:family="text">
      <style:text-properties style:font-name="HYÑWåtH" style:font-name-complex="HYÑWåtH" fo:font-size="22.5pt" style:font-size-asian="22.5pt" style:font-size-complex="22.5pt"/>
    </style:style>
    <style:style style:name="T7" style:family="text">
      <style:text-properties style:font-name="quietsky" style:font-name-complex="quietsky" fo:font-size="23pt" style:font-size-asian="23pt" style:font-size-complex="23pt"/>
    </style:style>
    <style:style style:name="T8" style:family="text">
      <style:text-properties style:font-name="liguofu" style:font-name-complex="liguofu" fo:font-size="21pt" style:font-size-asian="21pt" style:font-size-complex="21pt"/>
    </style:style>
    <style:style style:name="T9" style:family="text">
      <style:text-properties style:font-name="HYÑWåtH" style:font-name-complex="HYÑWåtH" fo:font-size="22.5pt" style:font-size-asian="22.5pt" style:font-size-complex="22.5pt"/>
    </style:style>
    <style:style style:name="T10" style:family="text">
      <style:text-properties style:font-name="quietsky" style:font-name-complex="quietsky" fo:font-size="23pt" style:font-size-asian="23pt" style:font-size-complex="23pt"/>
    </style:style>
    <style:style style:name="T11" style:family="text">
      <style:text-properties style:font-name="quietsky" style:font-name-complex="quietsky" fo:font-size="22.5pt" style:font-size-asian="22.5pt" style:font-size-complex="22.5pt"/>
    </style:style>
    <style:style style:name="T12" style:family="text">
      <style:text-properties style:font-name="quietsky" style:font-name-complex="quietsky" fo:font-size="21pt" style:font-size-asian="21pt" style:font-size-complex="21pt"/>
    </style:style>
    <style:style style:name="T13" style:family="text">
      <style:text-properties style:font-name="liguofu" style:font-name-complex="liguofu" fo:font-size="21.5pt" style:font-size-asian="21.5pt" style:font-size-complex="21.5pt"/>
    </style:style>
    <style:style style:name="T14" style:family="text">
      <style:text-properties style:font-name="quietsky" style:font-name-complex="quietsky" fo:font-size="22pt" style:font-size-asian="22pt" style:font-size-complex="22pt"/>
    </style:style>
    <style:style style:name="T15" style:family="text">
      <style:text-properties style:font-name="HYÑWåtH" style:font-name-complex="HYÑWåtH" fo:font-size="21pt" style:font-size-asian="21pt" style:font-size-complex="21pt"/>
    </style:style>
    <style:style style:name="T16" style:family="text">
      <style:text-properties style:font-name="HYÑWåtH" style:font-name-complex="HYÑWåtH" fo:font-size="21.5pt" style:font-size-asian="21.5pt" style:font-size-complex="21.5pt"/>
    </style:style>
    <style:style style:name="T17" style:family="text">
      <style:text-properties style:font-name="liguofu" style:font-name-complex="liguofu" fo:font-size="23pt" style:font-size-asian="23pt" style:font-size-complex="23pt"/>
    </style:style>
    <style:style style:name="T18" style:family="text">
      <style:text-properties style:font-name="liguofu" style:font-name-complex="liguofu" fo:font-size="22.5pt" style:font-size-asian="22.5pt" style:font-size-complex="22.5pt"/>
    </style:style>
    <style:style style:name="T19" style:family="text">
      <style:text-properties style:font-name="liguofu" style:font-name-complex="liguofu" fo:font-size="23pt" style:font-size-asian="23pt" style:font-size-complex="23pt"/>
    </style:style>
    <style:style style:name="T20" style:family="text">
      <style:text-properties style:font-name="liguofu" style:font-name-complex="liguofu" fo:font-size="21.5pt" style:font-size-asian="21.5pt" style:font-size-complex="21.5pt"/>
    </style:style>
    <style:style style:name="T21" style:family="text">
      <style:text-properties style:font-name="HYÑWåtH" style:font-name-complex="HYÑWåtH" fo:font-size="22.5pt" style:font-size-asian="22.5pt" style:font-size-complex="22.5pt"/>
    </style:style>
    <style:style style:name="T22" style:family="text">
      <style:text-properties style:font-name="liguofu" style:font-name-complex="liguofu" fo:font-size="23pt" style:font-size-asian="23pt" style:font-size-complex="23pt"/>
    </style:style>
    <style:style style:name="T23" style:family="text">
      <style:text-properties style:font-name="quietsky" style:font-name-complex="quietsky" fo:font-size="22pt" style:font-size-asian="22pt" style:font-size-complex="22pt"/>
    </style:style>
    <style:style style:name="T24" style:family="text">
      <style:text-properties style:font-name="liguofu" style:font-name-complex="liguofu" fo:font-size="21.5pt" style:font-size-asian="21.5pt" style:font-size-complex="21.5pt"/>
    </style:style>
    <style:style style:name="T25" style:family="text">
      <style:text-properties style:font-name="liguofu" style:font-name-complex="liguofu" fo:font-size="22.5pt" style:font-size-asian="22.5pt" style:font-size-complex="22.5pt"/>
    </style:style>
    <style:style style:name="T26" style:family="text">
      <style:text-properties style:font-name="liguofu" style:font-name-complex="liguofu" fo:font-size="21.5pt" style:font-size-asian="21.5pt" style:font-size-complex="21.5pt"/>
    </style:style>
    <style:style style:name="T27" style:family="text">
      <style:text-properties style:font-name="quietsky" style:font-name-complex="quietsky" fo:font-size="21pt" style:font-size-asian="21pt" style:font-size-complex="21pt"/>
    </style:style>
    <style:style style:name="T28" style:family="text">
      <style:text-properties style:font-name="HYÑWåtH" style:font-name-complex="HYÑWåtH" fo:font-size="21.5pt" style:font-size-asian="21.5pt" style:font-size-complex="21.5pt"/>
    </style:style>
    <style:style style:name="T29" style:family="text">
      <style:text-properties style:font-name="HYÑWåtH" style:font-name-complex="HYÑWåtH" fo:font-size="21pt" style:font-size-asian="21pt" style:font-size-complex="21pt"/>
    </style:style>
    <style:style style:name="T30" style:family="text">
      <style:text-properties style:font-name="quietsky" style:font-name-complex="quietsky" fo:font-size="23pt" style:font-size-asian="23pt" style:font-size-complex="23pt"/>
    </style:style>
    <style:style style:name="T31" style:family="text">
      <style:text-properties style:font-name="HYÑWåtH" style:font-name-complex="HYÑWåtH" fo:font-size="21pt" style:font-size-asian="21pt" style:font-size-complex="21pt"/>
    </style:style>
    <style:style style:name="T32" style:family="text">
      <style:text-properties style:font-name="quietsky" style:font-name-complex="quietsky" fo:font-size="22pt" style:font-size-asian="22pt" style:font-size-complex="22pt"/>
    </style:style>
    <style:style style:name="T33" style:family="text">
      <style:text-properties style:font-name="HYÑWåtH" style:font-name-complex="HYÑWåtH" fo:font-size="21.5pt" style:font-size-asian="21.5pt" style:font-size-complex="21.5pt"/>
    </style:style>
    <style:style style:name="T34" style:family="text">
      <style:text-properties style:font-name="HYÑWåtH" style:font-name-complex="HYÑWåtH" fo:font-size="23pt" style:font-size-asian="23pt" style:font-size-complex="23pt"/>
    </style:style>
    <style:style style:name="T35" style:family="text">
      <style:text-properties style:font-name="liguofu" style:font-name-complex="liguofu" fo:font-size="21.5pt" style:font-size-asian="21.5pt" style:font-size-complex="21.5pt"/>
    </style:style>
    <style:style style:name="T36" style:family="text">
      <style:text-properties style:font-name="HYÑWåtH" style:font-name-complex="HYÑWåtH" fo:font-size="23pt" style:font-size-asian="23pt" style:font-size-complex="23pt"/>
    </style:style>
    <style:style style:name="T37" style:family="text">
      <style:text-properties style:font-name="quietsky" style:font-name-complex="quietsky" fo:font-size="21.5pt" style:font-size-asian="21.5pt" style:font-size-complex="21.5pt"/>
    </style:style>
    <style:style style:name="T38" style:family="text">
      <style:text-properties style:font-name="HYÑWåtH" style:font-name-complex="HYÑWåtH" fo:font-size="22pt" style:font-size-asian="22pt" style:font-size-complex="22pt"/>
    </style:style>
    <style:style style:name="T39" style:family="text">
      <style:text-properties style:font-name="liguofu" style:font-name-complex="liguofu" fo:font-size="22.5pt" style:font-size-asian="22.5pt" style:font-size-complex="22.5pt"/>
    </style:style>
    <style:style style:name="T40" style:family="text">
      <style:text-properties style:font-name="HYÑWåtH" style:font-name-complex="HYÑWåtH" fo:font-size="22pt" style:font-size-asian="22pt" style:font-size-complex="22pt"/>
    </style:style>
    <style:style style:name="T41" style:family="text">
      <style:text-properties style:font-name="quietsky" style:font-name-complex="quietsky" fo:font-size="22pt" style:font-size-asian="22pt" style:font-size-complex="22pt"/>
    </style:style>
    <style:style style:name="T42" style:family="text">
      <style:text-properties style:font-name="quietsky" style:font-name-complex="quietsky" fo:font-size="22pt" style:font-size-asian="22pt" style:font-size-complex="22pt"/>
    </style:style>
    <style:style style:name="T43" style:family="text">
      <style:text-properties style:font-name="quietsky" style:font-name-complex="quietsky" fo:font-size="22pt" style:font-size-asian="22pt" style:font-size-complex="22pt"/>
    </style:style>
    <style:style style:name="T44" style:family="text">
      <style:text-properties style:font-name="quietsky" style:font-name-complex="quietsky" fo:font-size="21pt" style:font-size-asian="21pt" style:font-size-complex="21pt"/>
    </style:style>
    <style:style style:name="T45" style:family="text">
      <style:text-properties style:font-name="liguofu" style:font-name-complex="liguofu" fo:font-size="23pt" style:font-size-asian="23pt" style:font-size-complex="23pt"/>
    </style:style>
    <style:style style:name="T46" style:family="text">
      <style:text-properties style:font-name="quietsky" style:font-name-complex="quietsky" fo:font-size="23pt" style:font-size-asian="23pt" style:font-size-complex="23pt"/>
    </style:style>
    <style:style style:name="T47" style:family="text">
      <style:text-properties style:font-name="quietsky" style:font-name-complex="quietsky" fo:font-size="21.5pt" style:font-size-asian="21.5pt" style:font-size-complex="21.5pt"/>
    </style:style>
    <style:style style:name="T48" style:family="text">
      <style:text-properties style:font-name="quietsky" style:font-name-complex="quietsky" fo:font-size="22.5pt" style:font-size-asian="22.5pt" style:font-size-complex="22.5pt"/>
    </style:style>
    <style:style style:name="T49" style:family="text">
      <style:text-properties style:font-name="quietsky" style:font-name-complex="quietsky" fo:font-size="23pt" style:font-size-asian="23pt" style:font-size-complex="23pt"/>
    </style:style>
    <style:style style:name="T50" style:family="text">
      <style:text-properties style:font-name="HYÑWåtH" style:font-name-complex="HYÑWåtH" fo:font-size="22pt" style:font-size-asian="22pt" style:font-size-complex="22pt"/>
    </style:style>
    <style:style style:name="T51" style:family="text">
      <style:text-properties style:font-name="quietsky" style:font-name-complex="quietsky" fo:font-size="21pt" style:font-size-asian="21pt" style:font-size-complex="21pt"/>
    </style:style>
    <style:style style:name="T52" style:family="text">
      <style:text-properties style:font-name="liguofu" style:font-name-complex="liguofu" fo:font-size="21pt" style:font-size-asian="21pt" style:font-size-complex="21pt"/>
    </style:style>
    <style:style style:name="T53" style:family="text">
      <style:text-properties style:font-name="liguofu" style:font-name-complex="liguofu" fo:font-size="21pt" style:font-size-asian="21pt" style:font-size-complex="21pt"/>
    </style:style>
    <style:style style:name="T54" style:family="text">
      <style:text-properties style:font-name="liguofu" style:font-name-complex="liguofu" fo:font-size="22pt" style:font-size-asian="22pt" style:font-size-complex="22pt"/>
    </style:style>
    <style:style style:name="T55" style:family="text">
      <style:text-properties style:font-name="liguofu" style:font-name-complex="liguofu" fo:font-size="22pt" style:font-size-asian="22pt" style:font-size-complex="22pt"/>
    </style:style>
    <style:style style:name="T56" style:family="text">
      <style:text-properties style:font-name="quietsky" style:font-name-complex="quietsky" fo:font-size="21pt" style:font-size-asian="21pt" style:font-size-complex="21pt"/>
    </style:style>
    <style:style style:name="T57" style:family="text">
      <style:text-properties style:font-name="liguofu" style:font-name-complex="liguofu" fo:font-size="21.5pt" style:font-size-asian="21.5pt" style:font-size-complex="21.5pt"/>
    </style:style>
    <style:style style:name="T58" style:family="text">
      <style:text-properties style:font-name="quietsky" style:font-name-complex="quietsky" fo:font-size="23pt" style:font-size-asian="23pt" style:font-size-complex="23pt"/>
    </style:style>
    <style:style style:name="T59" style:family="text">
      <style:text-properties style:font-name="HYÑWåtH" style:font-name-complex="HYÑWåtH" fo:font-size="22pt" style:font-size-asian="22pt" style:font-size-complex="22pt"/>
    </style:style>
    <style:style style:name="T60" style:family="text">
      <style:text-properties style:font-name="quietsky" style:font-name-complex="quietsky" fo:font-size="23pt" style:font-size-asian="23pt" style:font-size-complex="23pt"/>
    </style:style>
    <style:style style:name="T61" style:family="text">
      <style:text-properties style:font-name="liguofu" style:font-name-complex="liguofu" fo:font-size="21.5pt" style:font-size-asian="21.5pt" style:font-size-complex="21.5pt"/>
    </style:style>
    <style:style style:name="T62" style:family="text">
      <style:text-properties style:font-name="quietsky" style:font-name-complex="quietsky" fo:font-size="21pt" style:font-size-asian="21pt" style:font-size-complex="21pt"/>
    </style:style>
    <style:style style:name="T63" style:family="text">
      <style:text-properties style:font-name="liguofu" style:font-name-complex="liguofu" fo:font-size="23pt" style:font-size-asian="23pt" style:font-size-complex="23pt"/>
    </style:style>
    <style:style style:name="T64" style:family="text">
      <style:text-properties style:font-name="HYÑWåtH" style:font-name-complex="HYÑWåtH" fo:font-size="23pt" style:font-size-asian="23pt" style:font-size-complex="23pt"/>
    </style:style>
    <style:style style:name="T65" style:family="text">
      <style:text-properties style:font-name="HYÑWåtH" style:font-name-complex="HYÑWåtH" fo:font-size="21.5pt" style:font-size-asian="21.5pt" style:font-size-complex="21.5pt"/>
    </style:style>
    <style:style style:name="T66" style:family="text">
      <style:text-properties style:font-name="liguofu" style:font-name-complex="liguofu" fo:font-size="22pt" style:font-size-asian="22pt" style:font-size-complex="22pt"/>
    </style:style>
    <style:style style:name="T67" style:family="text">
      <style:text-properties style:font-name="liguofu" style:font-name-complex="liguofu" fo:font-size="22.5pt" style:font-size-asian="22.5pt" style:font-size-complex="22.5pt"/>
    </style:style>
    <style:style style:name="T68" style:family="text">
      <style:text-properties style:font-name="quietsky" style:font-name-complex="quietsky" fo:font-size="21pt" style:font-size-asian="21pt" style:font-size-complex="21pt"/>
    </style:style>
    <style:style style:name="T69" style:family="text">
      <style:text-properties style:font-name="HYÑWåtH" style:font-name-complex="HYÑWåtH" fo:font-size="22pt" style:font-size-asian="22pt" style:font-size-complex="22pt"/>
    </style:style>
    <style:style style:name="T70" style:family="text">
      <style:text-properties style:font-name="liguofu" style:font-name-complex="liguofu" fo:font-size="21pt" style:font-size-asian="21pt" style:font-size-complex="21pt"/>
    </style:style>
    <style:style style:name="T71" style:family="text">
      <style:text-properties style:font-name="quietsky" style:font-name-complex="quietsky" fo:font-size="21.5pt" style:font-size-asian="21.5pt" style:font-size-complex="21.5pt"/>
    </style:style>
    <style:style style:name="T72" style:family="text">
      <style:text-properties style:font-name="HYÑWåtH" style:font-name-complex="HYÑWåtH" fo:font-size="22.5pt" style:font-size-asian="22.5pt" style:font-size-complex="22.5pt"/>
    </style:style>
    <style:style style:name="T73" style:family="text">
      <style:text-properties style:font-name="quietsky" style:font-name-complex="quietsky" fo:font-size="21pt" style:font-size-asian="21pt" style:font-size-complex="21pt"/>
    </style:style>
    <style:style style:name="T74" style:family="text">
      <style:text-properties style:font-name="HYÑWåtH" style:font-name-complex="HYÑWåtH" fo:font-size="21.5pt" style:font-size-asian="21.5pt" style:font-size-complex="21.5pt"/>
    </style:style>
    <style:style style:name="T75" style:family="text">
      <style:text-properties style:font-name="liguofu" style:font-name-complex="liguofu" fo:font-size="22pt" style:font-size-asian="22pt" style:font-size-complex="22pt"/>
    </style:style>
    <style:style style:name="T76" style:family="text">
      <style:text-properties style:font-name="quietsky" style:font-name-complex="quietsky" fo:font-size="21pt" style:font-size-asian="21pt" style:font-size-complex="21pt"/>
    </style:style>
    <style:style style:name="T77" style:family="text">
      <style:text-properties style:font-name="liguofu" style:font-name-complex="liguofu" fo:font-size="22pt" style:font-size-asian="22pt" style:font-size-complex="22pt"/>
    </style:style>
    <style:style style:name="T78" style:family="text">
      <style:text-properties style:font-name="HYÑWåtH" style:font-name-complex="HYÑWåtH" fo:font-size="22pt" style:font-size-asian="22pt" style:font-size-complex="22pt"/>
    </style:style>
    <style:style style:name="T79" style:family="text">
      <style:text-properties style:font-name="quietsky" style:font-name-complex="quietsky" fo:font-size="23pt" style:font-size-asian="23pt" style:font-size-complex="23pt"/>
    </style:style>
    <style:style style:name="T80" style:family="text">
      <style:text-properties style:font-name="quietsky" style:font-name-complex="quietsky" fo:font-size="23pt" style:font-size-asian="23pt" style:font-size-complex="23pt"/>
    </style:style>
    <style:style style:name="T81" style:family="text">
      <style:text-properties style:font-name="liguofu" style:font-name-complex="liguofu" fo:font-size="22pt" style:font-size-asian="22pt" style:font-size-complex="22pt"/>
    </style:style>
    <style:style style:name="T82" style:family="text">
      <style:text-properties style:font-name="quietsky" style:font-name-complex="quietsky" fo:font-size="22pt" style:font-size-asian="22pt" style:font-size-complex="22pt"/>
    </style:style>
    <style:style style:name="T83" style:family="text">
      <style:text-properties style:font-name="liguofu" style:font-name-complex="liguofu" fo:font-size="21pt" style:font-size-asian="21pt" style:font-size-complex="21pt"/>
    </style:style>
    <style:style style:name="T84" style:family="text">
      <style:text-properties style:font-name="HYÑWåtH" style:font-name-complex="HYÑWåtH" fo:font-size="23pt" style:font-size-asian="23pt" style:font-size-complex="23pt"/>
    </style:style>
    <style:style style:name="T85" style:family="text">
      <style:text-properties style:font-name="liguofu" style:font-name-complex="liguofu" fo:font-size="21pt" style:font-size-asian="21pt" style:font-size-complex="21pt"/>
    </style:style>
    <style:style style:name="T86" style:family="text">
      <style:text-properties style:font-name="quietsky" style:font-name-complex="quietsky" fo:font-size="22.5pt" style:font-size-asian="22.5pt" style:font-size-complex="22.5pt"/>
    </style:style>
    <style:style style:name="T87" style:family="text">
      <style:text-properties style:font-name="quietsky" style:font-name-complex="quietsky" fo:font-size="21.5pt" style:font-size-asian="21.5pt" style:font-size-complex="21.5pt"/>
    </style:style>
    <style:style style:name="T88" style:family="text">
      <style:text-properties style:font-name="HYÑWåtH" style:font-name-complex="HYÑWåtH" fo:font-size="21pt" style:font-size-asian="21pt" style:font-size-complex="21pt"/>
    </style:style>
    <style:style style:name="T89" style:family="text">
      <style:text-properties style:font-name="quietsky" style:font-name-complex="quietsky" fo:font-size="22.5pt" style:font-size-asian="22.5pt" style:font-size-complex="22.5pt"/>
    </style:style>
    <style:style style:name="T90" style:family="text">
      <style:text-properties style:font-name="HYÑWåtH" style:font-name-complex="HYÑWåtH" fo:font-size="21pt" style:font-size-asian="21pt" style:font-size-complex="21pt"/>
    </style:style>
    <style:style style:name="T91" style:family="text">
      <style:text-properties style:font-name="quietsky" style:font-name-complex="quietsky" fo:font-size="22pt" style:font-size-asian="22pt" style:font-size-complex="22pt"/>
    </style:style>
    <style:style style:name="T92" style:family="text">
      <style:text-properties style:font-name="liguofu" style:font-name-complex="liguofu" fo:font-size="21pt" style:font-size-asian="21pt" style:font-size-complex="21pt"/>
    </style:style>
    <style:style style:name="T93" style:family="text">
      <style:text-properties style:font-name="liguofu" style:font-name-complex="liguofu" fo:font-size="21.5pt" style:font-size-asian="21.5pt" style:font-size-complex="21.5pt"/>
    </style:style>
    <style:style style:name="T94" style:family="text">
      <style:text-properties style:font-name="HYÑWåtH" style:font-name-complex="HYÑWåtH" fo:font-size="23pt" style:font-size-asian="23pt" style:font-size-complex="23pt"/>
    </style:style>
    <style:style style:name="T95" style:family="text">
      <style:text-properties style:font-name="quietsky" style:font-name-complex="quietsky" fo:font-size="21pt" style:font-size-asian="21pt" style:font-size-complex="21pt"/>
    </style:style>
    <style:style style:name="T96" style:family="text">
      <style:text-properties style:font-name="HYÑWåtH" style:font-name-complex="HYÑWåtH" fo:font-size="22.5pt" style:font-size-asian="22.5pt" style:font-size-complex="22.5pt"/>
    </style:style>
    <style:style style:name="T97" style:family="text">
      <style:text-properties style:font-name="quietsky" style:font-name-complex="quietsky" fo:font-size="21.5pt" style:font-size-asian="21.5pt" style:font-size-complex="21.5pt"/>
    </style:style>
    <style:style style:name="T98" style:family="text">
      <style:text-properties style:font-name="HYÑWåtH" style:font-name-complex="HYÑWåtH" fo:font-size="21.5pt" style:font-size-asian="21.5pt" style:font-size-complex="21.5pt"/>
    </style:style>
    <style:style style:name="T99" style:family="text">
      <style:text-properties style:font-name="quietsky" style:font-name-complex="quietsky" fo:font-size="22pt" style:font-size-asian="22pt" style:font-size-complex="22pt"/>
    </style:style>
    <style:style style:name="T100" style:family="text">
      <style:text-properties style:font-name="HYÑWåtH" style:font-name-complex="HYÑWåtH" fo:font-size="22pt" style:font-size-asian="22pt" style:font-size-complex="22pt"/>
    </style:style>
    <style:style style:name="T101" style:family="text">
      <style:text-properties style:font-name="liguofu" style:font-name-complex="liguofu" fo:font-size="23pt" style:font-size-asian="23pt" style:font-size-complex="23pt"/>
    </style:style>
    <style:style style:name="T102" style:family="text">
      <style:text-properties style:font-name="quietsky" style:font-name-complex="quietsky" fo:font-size="23pt" style:font-size-asian="23pt" style:font-size-complex="23pt"/>
    </style:style>
    <style:style style:name="T103" style:family="text">
      <style:text-properties style:font-name="liguofu" style:font-name-complex="liguofu" fo:font-size="23pt" style:font-size-asian="23pt" style:font-size-complex="23pt"/>
    </style:style>
    <style:style style:name="T104" style:family="text">
      <style:text-properties style:font-name="HYÑWåtH" style:font-name-complex="HYÑWåtH" fo:font-size="21pt" style:font-size-asian="21pt" style:font-size-complex="21pt"/>
    </style:style>
    <style:style style:name="T105" style:family="text">
      <style:text-properties style:font-name="HYÑWåtH" style:font-name-complex="HYÑWåtH" fo:font-size="23pt" style:font-size-asian="23pt" style:font-size-complex="23pt"/>
    </style:style>
    <style:style style:name="T106" style:family="text">
      <style:text-properties style:font-name="HYÑWåtH" style:font-name-complex="HYÑWåtH" fo:font-size="22pt" style:font-size-asian="22pt" style:font-size-complex="22pt"/>
    </style:style>
    <style:style style:name="T107" style:family="text">
      <style:text-properties style:font-name="quietsky" style:font-name-complex="quietsky" fo:font-size="22pt" style:font-size-asian="22pt" style:font-size-complex="22pt"/>
    </style:style>
    <style:style style:name="T108" style:family="text">
      <style:text-properties style:font-name="quietsky" style:font-name-complex="quietsky" fo:font-size="21.5pt" style:font-size-asian="21.5pt" style:font-size-complex="21.5pt"/>
    </style:style>
    <style:style style:name="T109" style:family="text">
      <style:text-properties style:font-name="liguofu" style:font-name-complex="liguofu" fo:font-size="22.5pt" style:font-size-asian="22.5pt" style:font-size-complex="22.5pt"/>
    </style:style>
    <style:style style:name="T110" style:family="text">
      <style:text-properties style:font-name="quietsky" style:font-name-complex="quietsky" fo:font-size="21.5pt" style:font-size-asian="21.5pt" style:font-size-complex="21.5pt"/>
    </style:style>
    <style:style style:name="T111" style:family="text">
      <style:text-properties style:font-name="liguofu" style:font-name-complex="liguofu" fo:font-size="22.5pt" style:font-size-asian="22.5pt" style:font-size-complex="22.5pt"/>
    </style:style>
    <style:style style:name="T112" style:family="text">
      <style:text-properties style:font-name="HYÑWåtH" style:font-name-complex="HYÑWåtH" fo:font-size="23pt" style:font-size-asian="23pt" style:font-size-complex="23pt"/>
    </style:style>
    <style:style style:name="T113" style:family="text">
      <style:text-properties style:font-name="liguofu" style:font-name-complex="liguofu" fo:font-size="21pt" style:font-size-asian="21pt" style:font-size-complex="21pt"/>
    </style:style>
    <style:style style:name="T114" style:family="text">
      <style:text-properties style:font-name="liguofu" style:font-name-complex="liguofu" fo:font-size="22pt" style:font-size-asian="22pt" style:font-size-complex="22pt"/>
    </style:style>
    <style:style style:name="T115" style:family="text">
      <style:text-properties style:font-name="HYÑWåtH" style:font-name-complex="HYÑWåtH" fo:font-size="22pt" style:font-size-asian="22pt" style:font-size-complex="22pt"/>
    </style:style>
    <style:style style:name="T116" style:family="text">
      <style:text-properties style:font-name="quietsky" style:font-name-complex="quietsky" fo:font-size="22.5pt" style:font-size-asian="22.5pt" style:font-size-complex="22.5pt"/>
    </style:style>
    <style:style style:name="T117" style:family="text">
      <style:text-properties style:font-name="quietsky" style:font-name-complex="quietsky" fo:font-size="22pt" style:font-size-asian="22pt" style:font-size-complex="22pt"/>
    </style:style>
    <style:style style:name="T118" style:family="text">
      <style:text-properties style:font-name="liguofu" style:font-name-complex="liguofu" fo:font-size="21pt" style:font-size-asian="21pt" style:font-size-complex="21pt"/>
    </style:style>
    <style:style style:name="T119" style:family="text">
      <style:text-properties style:font-name="liguofu" style:font-name-complex="liguofu" fo:font-size="22.5pt" style:font-size-asian="22.5pt" style:font-size-complex="22.5pt"/>
    </style:style>
    <style:style style:name="T120" style:family="text">
      <style:text-properties style:font-name="liguofu" style:font-name-complex="liguofu" fo:font-size="22pt" style:font-size-asian="22pt" style:font-size-complex="22pt"/>
    </style:style>
    <style:style style:name="T121" style:family="text">
      <style:text-properties style:font-name="liguofu" style:font-name-complex="liguofu" fo:font-size="21pt" style:font-size-asian="21pt" style:font-size-complex="21pt"/>
    </style:style>
    <style:style style:name="T122" style:family="text">
      <style:text-properties style:font-name="liguofu" style:font-name-complex="liguofu" fo:font-size="22.5pt" style:font-size-asian="22.5pt" style:font-size-complex="22.5pt"/>
    </style:style>
    <style:style style:name="T123" style:family="text">
      <style:text-properties style:font-name="liguofu" style:font-name-complex="liguofu" fo:font-size="22pt" style:font-size-asian="22pt" style:font-size-complex="22pt"/>
    </style:style>
    <style:style style:name="T124" style:family="text">
      <style:text-properties style:font-name="liguofu" style:font-name-complex="liguofu" fo:font-size="22pt" style:font-size-asian="22pt" style:font-size-complex="22pt"/>
    </style:style>
    <style:style style:name="T125" style:family="text">
      <style:text-properties style:font-name="liguofu" style:font-name-complex="liguofu" fo:font-size="22.5pt" style:font-size-asian="22.5pt" style:font-size-complex="22.5pt"/>
    </style:style>
    <style:style style:name="T126" style:family="text">
      <style:text-properties style:font-name="liguofu" style:font-name-complex="liguofu" fo:font-size="22pt" style:font-size-asian="22pt" style:font-size-complex="22pt"/>
    </style:style>
    <style:style style:name="T127" style:family="text">
      <style:text-properties style:font-name="liguofu" style:font-name-complex="liguofu" fo:font-size="22pt" style:font-size-asian="22pt" style:font-size-complex="22pt"/>
    </style:style>
    <style:style style:name="T128" style:family="text">
      <style:text-properties style:font-name="liguofu" style:font-name-complex="liguofu" fo:font-size="21pt" style:font-size-asian="21pt" style:font-size-complex="21pt"/>
    </style:style>
    <style:style style:name="T129" style:family="text">
      <style:text-properties style:font-name="liguofu" style:font-name-complex="liguofu" fo:font-size="22.5pt" style:font-size-asian="22.5pt" style:font-size-complex="22.5pt"/>
    </style:style>
    <style:style style:name="T130" style:family="text">
      <style:text-properties style:font-name="quietsky" style:font-name-complex="quietsky" fo:font-size="22.5pt" style:font-size-asian="22.5pt" style:font-size-complex="22.5pt"/>
    </style:style>
    <style:style style:name="T131" style:family="text">
      <style:text-properties style:font-name="liguofu" style:font-name-complex="liguofu" fo:font-size="21pt" style:font-size-asian="21pt" style:font-size-complex="21pt"/>
    </style:style>
    <style:style style:name="T132" style:family="text">
      <style:text-properties style:font-name="quietsky" style:font-name-complex="quietsky" fo:font-size="22.5pt" style:font-size-asian="22.5pt" style:font-size-complex="22.5pt"/>
    </style:style>
    <style:style style:name="T133" style:family="text">
      <style:text-properties style:font-name="quietsky" style:font-name-complex="quietsky" fo:font-size="23pt" style:font-size-asian="23pt" style:font-size-complex="23pt"/>
    </style:style>
    <style:style style:name="T134" style:family="text">
      <style:text-properties style:font-name="HYÑWåtH" style:font-name-complex="HYÑWåtH" fo:font-size="21.5pt" style:font-size-asian="21.5pt" style:font-size-complex="21.5pt"/>
    </style:style>
    <style:style style:name="T135" style:family="text">
      <style:text-properties style:font-name="HYÑWåtH" style:font-name-complex="HYÑWåtH" fo:font-size="23pt" style:font-size-asian="23pt" style:font-size-complex="23pt"/>
    </style:style>
    <style:style style:name="T136" style:family="text">
      <style:text-properties style:font-name="quietsky" style:font-name-complex="quietsky" fo:font-size="22.5pt" style:font-size-asian="22.5pt" style:font-size-complex="22.5pt"/>
    </style:style>
    <style:style style:name="T137" style:family="text">
      <style:text-properties style:font-name="quietsky" style:font-name-complex="quietsky" fo:font-size="22.5pt" style:font-size-asian="22.5pt" style:font-size-complex="22.5pt"/>
    </style:style>
    <style:style style:name="T138" style:family="text">
      <style:text-properties style:font-name="quietsky" style:font-name-complex="quietsky" fo:font-size="23pt" style:font-size-asian="23pt" style:font-size-complex="23pt"/>
    </style:style>
    <style:style style:name="T139" style:family="text">
      <style:text-properties style:font-name="HYÑWåtH" style:font-name-complex="HYÑWåtH" fo:font-size="22pt" style:font-size-asian="22pt" style:font-size-complex="22pt"/>
    </style:style>
    <style:style style:name="T140" style:family="text">
      <style:text-properties style:font-name="liguofu" style:font-name-complex="liguofu" fo:font-size="22.5pt" style:font-size-asian="22.5pt" style:font-size-complex="22.5pt"/>
    </style:style>
    <style:style style:name="T141" style:family="text">
      <style:text-properties style:font-name="quietsky" style:font-name-complex="quietsky" fo:font-size="22pt" style:font-size-asian="22pt" style:font-size-complex="22pt"/>
    </style:style>
    <style:style style:name="T142" style:family="text">
      <style:text-properties style:font-name="quietsky" style:font-name-complex="quietsky" fo:font-size="21pt" style:font-size-asian="21pt" style:font-size-complex="21pt"/>
    </style:style>
    <style:style style:name="T143" style:family="text">
      <style:text-properties style:font-name="HYÑWåtH" style:font-name-complex="HYÑWåtH" fo:font-size="22pt" style:font-size-asian="22pt" style:font-size-complex="22pt"/>
    </style:style>
    <style:style style:name="T144" style:family="text">
      <style:text-properties style:font-name="liguofu" style:font-name-complex="liguofu" fo:font-size="23pt" style:font-size-asian="23pt" style:font-size-complex="23pt"/>
    </style:style>
    <style:style style:name="T145" style:family="text">
      <style:text-properties style:font-name="quietsky" style:font-name-complex="quietsky" fo:font-size="23pt" style:font-size-asian="23pt" style:font-size-complex="23pt"/>
    </style:style>
    <style:style style:name="T146" style:family="text">
      <style:text-properties style:font-name="quietsky" style:font-name-complex="quietsky" fo:font-size="22.5pt" style:font-size-asian="22.5pt" style:font-size-complex="22.5pt"/>
    </style:style>
    <style:style style:name="T147" style:family="text">
      <style:text-properties style:font-name="liguofu" style:font-name-complex="liguofu" fo:font-size="21.5pt" style:font-size-asian="21.5pt" style:font-size-complex="21.5pt"/>
    </style:style>
    <style:style style:name="T148" style:family="text">
      <style:text-properties style:font-name="HYÑWåtH" style:font-name-complex="HYÑWåtH" fo:font-size="21pt" style:font-size-asian="21pt" style:font-size-complex="21pt"/>
    </style:style>
    <style:style style:name="T149" style:family="text">
      <style:text-properties style:font-name="HYÑWåtH" style:font-name-complex="HYÑWåtH" fo:font-size="22pt" style:font-size-asian="22pt" style:font-size-complex="22pt"/>
    </style:style>
    <style:style style:name="T150" style:family="text">
      <style:text-properties style:font-name="quietsky" style:font-name-complex="quietsky" fo:font-size="21.5pt" style:font-size-asian="21.5pt" style:font-size-complex="21.5pt"/>
    </style:style>
    <style:style style:name="T151" style:family="text">
      <style:text-properties style:font-name="liguofu" style:font-name-complex="liguofu" fo:font-size="23pt" style:font-size-asian="23pt" style:font-size-complex="23pt"/>
    </style:style>
    <style:style style:name="T152" style:family="text">
      <style:text-properties style:font-name="liguofu" style:font-name-complex="liguofu" fo:font-size="21.5pt" style:font-size-asian="21.5pt" style:font-size-complex="21.5pt"/>
    </style:style>
    <style:style style:name="T153" style:family="text">
      <style:text-properties style:font-name="liguofu" style:font-name-complex="liguofu" fo:font-size="21.5pt" style:font-size-asian="21.5pt" style:font-size-complex="21.5pt"/>
    </style:style>
    <style:style style:name="T154" style:family="text">
      <style:text-properties style:font-name="HYÑWåtH" style:font-name-complex="HYÑWåtH" fo:font-size="22pt" style:font-size-asian="22pt" style:font-size-complex="22pt"/>
    </style:style>
    <style:style style:name="T155" style:family="text">
      <style:text-properties style:font-name="liguofu" style:font-name-complex="liguofu" fo:font-size="23pt" style:font-size-asian="23pt" style:font-size-complex="23pt"/>
    </style:style>
    <style:style style:name="T156" style:family="text">
      <style:text-properties style:font-name="quietsky" style:font-name-complex="quietsky" fo:font-size="22.5pt" style:font-size-asian="22.5pt" style:font-size-complex="22.5pt"/>
    </style:style>
    <style:style style:name="T157" style:family="text">
      <style:text-properties style:font-name="HYÑWåtH" style:font-name-complex="HYÑWåtH" fo:font-size="21pt" style:font-size-asian="21pt" style:font-size-complex="21pt"/>
    </style:style>
    <style:style style:name="T158" style:family="text">
      <style:text-properties style:font-name="quietsky" style:font-name-complex="quietsky" fo:font-size="21.5pt" style:font-size-asian="21.5pt" style:font-size-complex="21.5pt"/>
    </style:style>
    <style:style style:name="T159" style:family="text">
      <style:text-properties style:font-name="HYÑWåtH" style:font-name-complex="HYÑWåtH" fo:font-size="21pt" style:font-size-asian="21pt" style:font-size-complex="21pt"/>
    </style:style>
    <style:style style:name="T160" style:family="text">
      <style:text-properties style:font-name="liguofu" style:font-name-complex="liguofu" fo:font-size="21pt" style:font-size-asian="21pt" style:font-size-complex="21pt"/>
    </style:style>
    <style:style style:name="T161" style:family="text">
      <style:text-properties style:font-name="liguofu" style:font-name-complex="liguofu" fo:font-size="21.5pt" style:font-size-asian="21.5pt" style:font-size-complex="21.5pt"/>
    </style:style>
    <style:style style:name="T162" style:family="text">
      <style:text-properties style:font-name="liguofu" style:font-name-complex="liguofu" fo:font-size="21pt" style:font-size-asian="21pt" style:font-size-complex="21pt"/>
    </style:style>
    <style:style style:name="T163" style:family="text">
      <style:text-properties style:font-name="quietsky" style:font-name-complex="quietsky" fo:font-size="23pt" style:font-size-asian="23pt" style:font-size-complex="23pt"/>
    </style:style>
    <style:style style:name="T164" style:family="text">
      <style:text-properties style:font-name="liguofu" style:font-name-complex="liguofu" fo:font-size="23pt" style:font-size-asian="23pt" style:font-size-complex="23pt"/>
    </style:style>
    <style:style style:name="T165" style:family="text">
      <style:text-properties style:font-name="quietsky" style:font-name-complex="quietsky" fo:font-size="22.5pt" style:font-size-asian="22.5pt" style:font-size-complex="22.5pt"/>
    </style:style>
    <style:style style:name="T166" style:family="text">
      <style:text-properties style:font-name="liguofu" style:font-name-complex="liguofu" fo:font-size="22pt" style:font-size-asian="22pt" style:font-size-complex="22pt"/>
    </style:style>
    <style:style style:name="T167" style:family="text">
      <style:text-properties style:font-name="liguofu" style:font-name-complex="liguofu" fo:font-size="21pt" style:font-size-asian="21pt" style:font-size-complex="21pt"/>
    </style:style>
    <style:style style:name="T168" style:family="text">
      <style:text-properties style:font-name="HYÑWåtH" style:font-name-complex="HYÑWåtH" fo:font-size="21pt" style:font-size-asian="21pt" style:font-size-complex="21pt"/>
    </style:style>
    <style:style style:name="T169" style:family="text">
      <style:text-properties style:font-name="quietsky" style:font-name-complex="quietsky" fo:font-size="23pt" style:font-size-asian="23pt" style:font-size-complex="23pt"/>
    </style:style>
    <style:style style:name="T170" style:family="text">
      <style:text-properties style:font-name="quietsky" style:font-name-complex="quietsky" fo:font-size="22pt" style:font-size-asian="22pt" style:font-size-complex="22pt"/>
    </style:style>
    <style:style style:name="T171" style:family="text">
      <style:text-properties style:font-name="HYÑWåtH" style:font-name-complex="HYÑWåtH" fo:font-size="22.5pt" style:font-size-asian="22.5pt" style:font-size-complex="22.5pt"/>
    </style:style>
    <style:style style:name="T172" style:family="text">
      <style:text-properties style:font-name="quietsky" style:font-name-complex="quietsky" fo:font-size="23pt" style:font-size-asian="23pt" style:font-size-complex="23pt"/>
    </style:style>
    <style:style style:name="T173" style:family="text">
      <style:text-properties style:font-name="quietsky" style:font-name-complex="quietsky" fo:font-size="21pt" style:font-size-asian="21pt" style:font-size-complex="21pt"/>
    </style:style>
    <style:style style:name="T174" style:family="text">
      <style:text-properties style:font-name="HYÑWåtH" style:font-name-complex="HYÑWåtH" fo:font-size="21.5pt" style:font-size-asian="21.5pt" style:font-size-complex="21.5pt"/>
    </style:style>
    <style:style style:name="T175" style:family="text">
      <style:text-properties style:font-name="HYÑWåtH" style:font-name-complex="HYÑWåtH" fo:font-size="23pt" style:font-size-asian="23pt" style:font-size-complex="23pt"/>
    </style:style>
    <style:style style:name="T176" style:family="text">
      <style:text-properties style:font-name="HYÑWåtH" style:font-name-complex="HYÑWåtH" fo:font-size="22.5pt" style:font-size-asian="22.5pt" style:font-size-complex="22.5pt"/>
    </style:style>
    <style:style style:name="T177" style:family="text">
      <style:text-properties style:font-name="quietsky" style:font-name-complex="quietsky" fo:font-size="21.5pt" style:font-size-asian="21.5pt" style:font-size-complex="21.5pt"/>
    </style:style>
    <style:style style:name="T178" style:family="text">
      <style:text-properties style:font-name="quietsky" style:font-name-complex="quietsky" fo:font-size="23pt" style:font-size-asian="23pt" style:font-size-complex="23pt"/>
    </style:style>
    <style:style style:name="T179" style:family="text">
      <style:text-properties style:font-name="liguofu" style:font-name-complex="liguofu" fo:font-size="22pt" style:font-size-asian="22pt" style:font-size-complex="22pt"/>
    </style:style>
    <style:style style:name="T180" style:family="text">
      <style:text-properties style:font-name="quietsky" style:font-name-complex="quietsky" fo:font-size="22pt" style:font-size-asian="22pt" style:font-size-complex="22pt"/>
    </style:style>
    <style:style style:name="T181" style:family="text">
      <style:text-properties style:font-name="liguofu" style:font-name-complex="liguofu" fo:font-size="22pt" style:font-size-asian="22pt" style:font-size-complex="22pt"/>
    </style:style>
    <style:style style:name="T182" style:family="text">
      <style:text-properties style:font-name="quietsky" style:font-name-complex="quietsky" fo:font-size="22.5pt" style:font-size-asian="22.5pt" style:font-size-complex="22.5pt"/>
    </style:style>
    <style:style style:name="T183" style:family="text">
      <style:text-properties style:font-name="liguofu" style:font-name-complex="liguofu" fo:font-size="22pt" style:font-size-asian="22pt" style:font-size-complex="22pt"/>
    </style:style>
    <style:style style:name="T184" style:family="text">
      <style:text-properties style:font-name="quietsky" style:font-name-complex="quietsky" fo:font-size="22pt" style:font-size-asian="22pt" style:font-size-complex="22pt"/>
    </style:style>
    <style:style style:name="T185" style:family="text">
      <style:text-properties style:font-name="quietsky" style:font-name-complex="quietsky" fo:font-size="22.5pt" style:font-size-asian="22.5pt" style:font-size-complex="22.5pt"/>
    </style:style>
    <style:style style:name="T186" style:family="text">
      <style:text-properties style:font-name="liguofu" style:font-name-complex="liguofu" fo:font-size="23pt" style:font-size-asian="23pt" style:font-size-complex="23pt"/>
    </style:style>
    <style:style style:name="T187" style:family="text">
      <style:text-properties style:font-name="liguofu" style:font-name-complex="liguofu" fo:font-size="23pt" style:font-size-asian="23pt" style:font-size-complex="23pt"/>
    </style:style>
    <style:style style:name="T188" style:family="text">
      <style:text-properties style:font-name="liguofu" style:font-name-complex="liguofu" fo:font-size="21pt" style:font-size-asian="21pt" style:font-size-complex="21pt"/>
    </style:style>
    <style:style style:name="T189" style:family="text">
      <style:text-properties style:font-name="HYÑWåtH" style:font-name-complex="HYÑWåtH" fo:font-size="23pt" style:font-size-asian="23pt" style:font-size-complex="23pt"/>
    </style:style>
    <style:style style:name="T190" style:family="text">
      <style:text-properties style:font-name="liguofu" style:font-name-complex="liguofu" fo:font-size="22pt" style:font-size-asian="22pt" style:font-size-complex="22pt"/>
    </style:style>
    <style:style style:name="T191" style:family="text">
      <style:text-properties style:font-name="quietsky" style:font-name-complex="quietsky" fo:font-size="22pt" style:font-size-asian="22pt" style:font-size-complex="22pt"/>
    </style:style>
    <style:style style:name="T192" style:family="text">
      <style:text-properties style:font-name="liguofu" style:font-name-complex="liguofu" fo:font-size="21.5pt" style:font-size-asian="21.5pt" style:font-size-complex="21.5pt"/>
    </style:style>
    <style:style style:name="T193" style:family="text">
      <style:text-properties style:font-name="HYÑWåtH" style:font-name-complex="HYÑWåtH" fo:font-size="21.5pt" style:font-size-asian="21.5pt" style:font-size-complex="21.5pt"/>
    </style:style>
    <style:style style:name="T194" style:family="text">
      <style:text-properties style:font-name="quietsky" style:font-name-complex="quietsky" fo:font-size="21.5pt" style:font-size-asian="21.5pt" style:font-size-complex="21.5pt"/>
    </style:style>
    <style:style style:name="T195" style:family="text">
      <style:text-properties style:font-name="quietsky" style:font-name-complex="quietsky" fo:font-size="21pt" style:font-size-asian="21pt" style:font-size-complex="21pt"/>
    </style:style>
    <style:style style:name="T196" style:family="text">
      <style:text-properties style:font-name="liguofu" style:font-name-complex="liguofu" fo:font-size="21.5pt" style:font-size-asian="21.5pt" style:font-size-complex="21.5pt"/>
    </style:style>
    <style:style style:name="T197" style:family="text">
      <style:text-properties style:font-name="liguofu" style:font-name-complex="liguofu" fo:font-size="22.5pt" style:font-size-asian="22.5pt" style:font-size-complex="22.5pt"/>
    </style:style>
    <style:style style:name="T198" style:family="text">
      <style:text-properties style:font-name="HYÑWåtH" style:font-name-complex="HYÑWåtH" fo:font-size="21.5pt" style:font-size-asian="21.5pt" style:font-size-complex="21.5pt"/>
    </style:style>
    <style:style style:name="T199" style:family="text">
      <style:text-properties style:font-name="quietsky" style:font-name-complex="quietsky" fo:font-size="21.5pt" style:font-size-asian="21.5pt" style:font-size-complex="21.5pt"/>
    </style:style>
    <style:style style:name="T200" style:family="text">
      <style:text-properties style:font-name="HYÑWåtH" style:font-name-complex="HYÑWåtH" fo:font-size="22pt" style:font-size-asian="22pt" style:font-size-complex="22pt"/>
    </style:style>
    <style:style style:name="T201" style:family="text">
      <style:text-properties style:font-name="HYÑWåtH" style:font-name-complex="HYÑWåtH" fo:font-size="21pt" style:font-size-asian="21pt" style:font-size-complex="21pt"/>
    </style:style>
    <style:style style:name="T202" style:family="text">
      <style:text-properties style:font-name="HYÑWåtH" style:font-name-complex="HYÑWåtH" fo:font-size="21.5pt" style:font-size-asian="21.5pt" style:font-size-complex="21.5pt"/>
    </style:style>
    <style:style style:name="T203" style:family="text">
      <style:text-properties style:font-name="liguofu" style:font-name-complex="liguofu" fo:font-size="22.5pt" style:font-size-asian="22.5pt" style:font-size-complex="22.5pt"/>
    </style:style>
    <style:style style:name="T204" style:family="text">
      <style:text-properties style:font-name="HYÑWåtH" style:font-name-complex="HYÑWåtH" fo:font-size="21.5pt" style:font-size-asian="21.5pt" style:font-size-complex="21.5pt"/>
    </style:style>
    <style:style style:name="T205" style:family="text">
      <style:text-properties style:font-name="HYÑWåtH" style:font-name-complex="HYÑWåtH" fo:font-size="22pt" style:font-size-asian="22pt" style:font-size-complex="22pt"/>
    </style:style>
    <style:style style:name="T206" style:family="text">
      <style:text-properties style:font-name="HYÑWåtH" style:font-name-complex="HYÑWåtH" fo:font-size="21.5pt" style:font-size-asian="21.5pt" style:font-size-complex="21.5pt"/>
    </style:style>
    <style:style style:name="T207" style:family="text">
      <style:text-properties style:font-name="liguofu" style:font-name-complex="liguofu" fo:font-size="22pt" style:font-size-asian="22pt" style:font-size-complex="22pt"/>
    </style:style>
    <style:style style:name="T208" style:family="text">
      <style:text-properties style:font-name="quietsky" style:font-name-complex="quietsky" fo:font-size="21.5pt" style:font-size-asian="21.5pt" style:font-size-complex="21.5pt"/>
    </style:style>
    <style:style style:name="T209" style:family="text">
      <style:text-properties style:font-name="HYÑWåtH" style:font-name-complex="HYÑWåtH" fo:font-size="22.5pt" style:font-size-asian="22.5pt" style:font-size-complex="22.5pt"/>
    </style:style>
    <style:style style:name="T210" style:family="text">
      <style:text-properties style:font-name="HYÑWåtH" style:font-name-complex="HYÑWåtH" fo:font-size="21.5pt" style:font-size-asian="21.5pt" style:font-size-complex="21.5pt"/>
    </style:style>
    <style:style style:name="T211" style:family="text">
      <style:text-properties style:font-name="quietsky" style:font-name-complex="quietsky" fo:font-size="21pt" style:font-size-asian="21pt" style:font-size-complex="21pt"/>
    </style:style>
    <style:style style:name="T212" style:family="text">
      <style:text-properties style:font-name="liguofu" style:font-name-complex="liguofu" fo:font-size="22pt" style:font-size-asian="22pt" style:font-size-complex="22pt"/>
    </style:style>
    <style:style style:name="T213" style:family="text">
      <style:text-properties style:font-name="HYÑWåtH" style:font-name-complex="HYÑWåtH" fo:font-size="22.5pt" style:font-size-asian="22.5pt" style:font-size-complex="22.5pt"/>
    </style:style>
    <style:style style:name="T214" style:family="text">
      <style:text-properties style:font-name="liguofu" style:font-name-complex="liguofu" fo:font-size="21pt" style:font-size-asian="21pt" style:font-size-complex="21pt"/>
    </style:style>
    <style:style style:name="T215" style:family="text">
      <style:text-properties style:font-name="liguofu" style:font-name-complex="liguofu" fo:font-size="21.5pt" style:font-size-asian="21.5pt" style:font-size-complex="21.5pt"/>
    </style:style>
    <style:style style:name="T216" style:family="text">
      <style:text-properties style:font-name="quietsky" style:font-name-complex="quietsky" fo:font-size="22.5pt" style:font-size-asian="22.5pt" style:font-size-complex="22.5pt"/>
    </style:style>
    <style:style style:name="T217" style:family="text">
      <style:text-properties style:font-name="liguofu" style:font-name-complex="liguofu" fo:font-size="22pt" style:font-size-asian="22pt" style:font-size-complex="22pt"/>
    </style:style>
    <style:style style:name="T218" style:family="text">
      <style:text-properties style:font-name="quietsky" style:font-name-complex="quietsky" fo:font-size="21.5pt" style:font-size-asian="21.5pt" style:font-size-complex="21.5pt"/>
    </style:style>
    <style:style style:name="T219" style:family="text">
      <style:text-properties style:font-name="liguofu" style:font-name-complex="liguofu" fo:font-size="22pt" style:font-size-asian="22pt" style:font-size-complex="22pt"/>
    </style:style>
    <style:style style:name="T220" style:family="text">
      <style:text-properties style:font-name="quietsky" style:font-name-complex="quietsky" fo:font-size="21pt" style:font-size-asian="21pt" style:font-size-complex="21pt"/>
    </style:style>
    <style:style style:name="T221" style:family="text">
      <style:text-properties style:font-name="quietsky" style:font-name-complex="quietsky" fo:font-size="22pt" style:font-size-asian="22pt" style:font-size-complex="22pt"/>
    </style:style>
    <style:style style:name="T222" style:family="text">
      <style:text-properties style:font-name="HYÑWåtH" style:font-name-complex="HYÑWåtH" fo:font-size="21pt" style:font-size-asian="21pt" style:font-size-complex="21pt"/>
    </style:style>
    <style:style style:name="T223" style:family="text">
      <style:text-properties style:font-name="liguofu" style:font-name-complex="liguofu" fo:font-size="21.5pt" style:font-size-asian="21.5pt" style:font-size-complex="21.5pt"/>
    </style:style>
    <style:style style:name="T224" style:family="text">
      <style:text-properties style:font-name="liguofu" style:font-name-complex="liguofu" fo:font-size="22pt" style:font-size-asian="22pt" style:font-size-complex="22pt"/>
    </style:style>
    <style:style style:name="T225" style:family="text">
      <style:text-properties style:font-name="liguofu" style:font-name-complex="liguofu" fo:font-size="22.5pt" style:font-size-asian="22.5pt" style:font-size-complex="22.5pt"/>
    </style:style>
    <style:style style:name="T226" style:family="text">
      <style:text-properties style:font-name="quietsky" style:font-name-complex="quietsky" fo:font-size="21pt" style:font-size-asian="21pt" style:font-size-complex="21pt"/>
    </style:style>
    <style:style style:name="T227" style:family="text">
      <style:text-properties style:font-name="quietsky" style:font-name-complex="quietsky" fo:font-size="21.5pt" style:font-size-asian="21.5pt" style:font-size-complex="21.5pt"/>
    </style:style>
    <style:style style:name="T228" style:family="text">
      <style:text-properties style:font-name="liguofu" style:font-name-complex="liguofu" fo:font-size="21.5pt" style:font-size-asian="21.5pt" style:font-size-complex="21.5pt"/>
    </style:style>
    <style:style style:name="T229" style:family="text">
      <style:text-properties style:font-name="liguofu" style:font-name-complex="liguofu" fo:font-size="22pt" style:font-size-asian="22pt" style:font-size-complex="22pt"/>
    </style:style>
    <style:style style:name="T230" style:family="text">
      <style:text-properties style:font-name="HYÑWåtH" style:font-name-complex="HYÑWåtH" fo:font-size="21.5pt" style:font-size-asian="21.5pt" style:font-size-complex="21.5pt"/>
    </style:style>
    <style:style style:name="T231" style:family="text">
      <style:text-properties style:font-name="HYÑWåtH" style:font-name-complex="HYÑWåtH" fo:font-size="23pt" style:font-size-asian="23pt" style:font-size-complex="23pt"/>
    </style:style>
    <style:style style:name="T232" style:family="text">
      <style:text-properties style:font-name="liguofu" style:font-name-complex="liguofu" fo:font-size="22.5pt" style:font-size-asian="22.5pt" style:font-size-complex="22.5pt"/>
    </style:style>
    <style:style style:name="T233" style:family="text">
      <style:text-properties style:font-name="quietsky" style:font-name-complex="quietsky" fo:font-size="21.5pt" style:font-size-asian="21.5pt" style:font-size-complex="21.5pt"/>
    </style:style>
    <style:style style:name="T234" style:family="text">
      <style:text-properties style:font-name="quietsky" style:font-name-complex="quietsky" fo:font-size="22pt" style:font-size-asian="22pt" style:font-size-complex="22pt"/>
    </style:style>
    <style:style style:name="T235" style:family="text">
      <style:text-properties style:font-name="quietsky" style:font-name-complex="quietsky" fo:font-size="21pt" style:font-size-asian="21pt" style:font-size-complex="21pt"/>
    </style:style>
    <style:style style:name="T236" style:family="text">
      <style:text-properties style:font-name="HYÑWåtH" style:font-name-complex="HYÑWåtH" fo:font-size="22pt" style:font-size-asian="22pt" style:font-size-complex="22pt"/>
    </style:style>
    <style:style style:name="T237" style:family="text">
      <style:text-properties style:font-name="liguofu" style:font-name-complex="liguofu" fo:font-size="23pt" style:font-size-asian="23pt" style:font-size-complex="23pt"/>
    </style:style>
    <style:style style:name="T238" style:family="text">
      <style:text-properties style:font-name="liguofu" style:font-name-complex="liguofu" fo:font-size="23pt" style:font-size-asian="23pt" style:font-size-complex="23pt"/>
    </style:style>
    <style:style style:name="T239" style:family="text">
      <style:text-properties style:font-name="liguofu" style:font-name-complex="liguofu" fo:font-size="23pt" style:font-size-asian="23pt" style:font-size-complex="23pt"/>
    </style:style>
    <style:style style:name="T240" style:family="text">
      <style:text-properties style:font-name="HYÑWåtH" style:font-name-complex="HYÑWåtH" fo:font-size="23pt" style:font-size-asian="23pt" style:font-size-complex="23pt"/>
    </style:style>
    <style:style style:name="T241" style:family="text">
      <style:text-properties style:font-name="quietsky" style:font-name-complex="quietsky" fo:font-size="23pt" style:font-size-asian="23pt" style:font-size-complex="23pt"/>
    </style:style>
    <style:style style:name="T242" style:family="text">
      <style:text-properties style:font-name="liguofu" style:font-name-complex="liguofu" fo:font-size="22.5pt" style:font-size-asian="22.5pt" style:font-size-complex="22.5pt"/>
    </style:style>
    <style:style style:name="T243" style:family="text">
      <style:text-properties style:font-name="HYÑWåtH" style:font-name-complex="HYÑWåtH" fo:font-size="22.5pt" style:font-size-asian="22.5pt" style:font-size-complex="22.5pt"/>
    </style:style>
    <style:style style:name="T244" style:family="text">
      <style:text-properties style:font-name="HYÑWåtH" style:font-name-complex="HYÑWåtH" fo:font-size="23pt" style:font-size-asian="23pt" style:font-size-complex="23pt"/>
    </style:style>
    <style:style style:name="T245" style:family="text">
      <style:text-properties style:font-name="liguofu" style:font-name-complex="liguofu" fo:font-size="22.5pt" style:font-size-asian="22.5pt" style:font-size-complex="22.5pt"/>
    </style:style>
    <style:style style:name="T246" style:family="text">
      <style:text-properties style:font-name="quietsky" style:font-name-complex="quietsky" fo:font-size="22.5pt" style:font-size-asian="22.5pt" style:font-size-complex="22.5pt"/>
    </style:style>
    <style:style style:name="T247" style:family="text">
      <style:text-properties style:font-name="quietsky" style:font-name-complex="quietsky" fo:font-size="21pt" style:font-size-asian="21pt" style:font-size-complex="21pt"/>
    </style:style>
    <style:style style:name="T248" style:family="text">
      <style:text-properties style:font-name="quietsky" style:font-name-complex="quietsky" fo:font-size="22.5pt" style:font-size-asian="22.5pt" style:font-size-complex="22.5pt"/>
    </style:style>
    <style:style style:name="T249" style:family="text">
      <style:text-properties style:font-name="quietsky" style:font-name-complex="quietsky" fo:font-size="23pt" style:font-size-asian="23pt" style:font-size-complex="23pt"/>
    </style:style>
    <style:style style:name="T250" style:family="text">
      <style:text-properties style:font-name="liguofu" style:font-name-complex="liguofu" fo:font-size="21.5pt" style:font-size-asian="21.5pt" style:font-size-complex="21.5pt"/>
    </style:style>
    <style:style style:name="T251" style:family="text">
      <style:text-properties style:font-name="liguofu" style:font-name-complex="liguofu" fo:font-size="22pt" style:font-size-asian="22pt" style:font-size-complex="22pt"/>
    </style:style>
    <style:style style:name="T252" style:family="text">
      <style:text-properties style:font-name="HYÑWåtH" style:font-name-complex="HYÑWåtH" fo:font-size="22.5pt" style:font-size-asian="22.5pt" style:font-size-complex="22.5pt"/>
    </style:style>
    <style:style style:name="T253" style:family="text">
      <style:text-properties style:font-name="HYÑWåtH" style:font-name-complex="HYÑWåtH" fo:font-size="22.5pt" style:font-size-asian="22.5pt" style:font-size-complex="22.5pt"/>
    </style:style>
    <style:style style:name="T254" style:family="text">
      <style:text-properties style:font-name="liguofu" style:font-name-complex="liguofu" fo:font-size="23pt" style:font-size-asian="23pt" style:font-size-complex="23pt"/>
    </style:style>
    <style:style style:name="T255" style:family="text">
      <style:text-properties style:font-name="quietsky" style:font-name-complex="quietsky" fo:font-size="22pt" style:font-size-asian="22pt" style:font-size-complex="22pt"/>
    </style:style>
    <style:style style:name="T256" style:family="text">
      <style:text-properties style:font-name="liguofu" style:font-name-complex="liguofu" fo:font-size="22pt" style:font-size-asian="22pt" style:font-size-complex="22pt"/>
    </style:style>
    <style:style style:name="T257" style:family="text">
      <style:text-properties style:font-name="HYÑWåtH" style:font-name-complex="HYÑWåtH" fo:font-size="22pt" style:font-size-asian="22pt" style:font-size-complex="22pt"/>
    </style:style>
    <style:style style:name="T258" style:family="text">
      <style:text-properties style:font-name="HYÑWåtH" style:font-name-complex="HYÑWåtH" fo:font-size="21pt" style:font-size-asian="21pt" style:font-size-complex="21pt"/>
    </style:style>
    <style:style style:name="T259" style:family="text">
      <style:text-properties style:font-name="HYÑWåtH" style:font-name-complex="HYÑWåtH" fo:font-size="22pt" style:font-size-asian="22pt" style:font-size-complex="22pt"/>
    </style:style>
    <style:style style:name="T260" style:family="text">
      <style:text-properties style:font-name="quietsky" style:font-name-complex="quietsky" fo:font-size="23pt" style:font-size-asian="23pt" style:font-size-complex="23pt"/>
    </style:style>
    <style:style style:name="T261" style:family="text">
      <style:text-properties style:font-name="quietsky" style:font-name-complex="quietsky" fo:font-size="22.5pt" style:font-size-asian="22.5pt" style:font-size-complex="22.5pt"/>
    </style:style>
    <style:style style:name="T262" style:family="text">
      <style:text-properties style:font-name="liguofu" style:font-name-complex="liguofu" fo:font-size="22pt" style:font-size-asian="22pt" style:font-size-complex="22pt"/>
    </style:style>
    <style:style style:name="T263" style:family="text">
      <style:text-properties style:font-name="liguofu" style:font-name-complex="liguofu" fo:font-size="22pt" style:font-size-asian="22pt" style:font-size-complex="22pt"/>
    </style:style>
    <style:style style:name="T264" style:family="text">
      <style:text-properties style:font-name="quietsky" style:font-name-complex="quietsky" fo:font-size="21.5pt" style:font-size-asian="21.5pt" style:font-size-complex="21.5pt"/>
    </style:style>
    <style:style style:name="T265" style:family="text">
      <style:text-properties style:font-name="liguofu" style:font-name-complex="liguofu" fo:font-size="21pt" style:font-size-asian="21pt" style:font-size-complex="21pt"/>
    </style:style>
    <style:style style:name="T266" style:family="text">
      <style:text-properties style:font-name="quietsky" style:font-name-complex="quietsky" fo:font-size="22.5pt" style:font-size-asian="22.5pt" style:font-size-complex="22.5pt"/>
    </style:style>
    <style:style style:name="T267" style:family="text">
      <style:text-properties style:font-name="quietsky" style:font-name-complex="quietsky" fo:font-size="23pt" style:font-size-asian="23pt" style:font-size-complex="23pt"/>
    </style:style>
    <style:style style:name="T268" style:family="text">
      <style:text-properties style:font-name="liguofu" style:font-name-complex="liguofu" fo:font-size="21.5pt" style:font-size-asian="21.5pt" style:font-size-complex="21.5pt"/>
    </style:style>
    <style:style style:name="T269" style:family="text">
      <style:text-properties style:font-name="liguofu" style:font-name-complex="liguofu" fo:font-size="21.5pt" style:font-size-asian="21.5pt" style:font-size-complex="21.5pt"/>
    </style:style>
    <style:style style:name="T270" style:family="text">
      <style:text-properties style:font-name="HYÑWåtH" style:font-name-complex="HYÑWåtH" fo:font-size="21pt" style:font-size-asian="21pt" style:font-size-complex="21pt"/>
    </style:style>
    <style:style style:name="T271" style:family="text">
      <style:text-properties style:font-name="quietsky" style:font-name-complex="quietsky" fo:font-size="23pt" style:font-size-asian="23pt" style:font-size-complex="23pt"/>
    </style:style>
    <style:style style:name="T272" style:family="text">
      <style:text-properties style:font-name="HYÑWåtH" style:font-name-complex="HYÑWåtH" fo:font-size="21.5pt" style:font-size-asian="21.5pt" style:font-size-complex="21.5pt"/>
    </style:style>
    <style:style style:name="T273" style:family="text">
      <style:text-properties style:font-name="quietsky" style:font-name-complex="quietsky" fo:font-size="23pt" style:font-size-asian="23pt" style:font-size-complex="23pt"/>
    </style:style>
    <style:style style:name="T274" style:family="text">
      <style:text-properties style:font-name="quietsky" style:font-name-complex="quietsky" fo:font-size="21.5pt" style:font-size-asian="21.5pt" style:font-size-complex="21.5pt"/>
    </style:style>
    <style:style style:name="T275" style:family="text">
      <style:text-properties style:font-name="quietsky" style:font-name-complex="quietsky" fo:font-size="23pt" style:font-size-asian="23pt" style:font-size-complex="23pt"/>
    </style:style>
    <style:style style:name="T276" style:family="text">
      <style:text-properties style:font-name="liguofu" style:font-name-complex="liguofu" fo:font-size="21.5pt" style:font-size-asian="21.5pt" style:font-size-complex="21.5pt"/>
    </style:style>
    <style:style style:name="T277" style:family="text">
      <style:text-properties style:font-name="quietsky" style:font-name-complex="quietsky" fo:font-size="21.5pt" style:font-size-asian="21.5pt" style:font-size-complex="21.5pt"/>
    </style:style>
    <style:style style:name="T278" style:family="text">
      <style:text-properties style:font-name="liguofu" style:font-name-complex="liguofu" fo:font-size="23pt" style:font-size-asian="23pt" style:font-size-complex="23pt"/>
    </style:style>
    <style:style style:name="T279" style:family="text">
      <style:text-properties style:font-name="HYÑWåtH" style:font-name-complex="HYÑWåtH" fo:font-size="22pt" style:font-size-asian="22pt" style:font-size-complex="22pt"/>
    </style:style>
    <style:style style:name="T280" style:family="text">
      <style:text-properties style:font-name="liguofu" style:font-name-complex="liguofu" fo:font-size="23pt" style:font-size-asian="23pt" style:font-size-complex="23pt"/>
    </style:style>
    <style:style style:name="T281" style:family="text">
      <style:text-properties style:font-name="liguofu" style:font-name-complex="liguofu" fo:font-size="21pt" style:font-size-asian="21pt" style:font-size-complex="21pt"/>
    </style:style>
    <style:style style:name="T282" style:family="text">
      <style:text-properties style:font-name="liguofu" style:font-name-complex="liguofu" fo:font-size="23pt" style:font-size-asian="23pt" style:font-size-complex="23pt"/>
    </style:style>
    <style:style style:name="T283" style:family="text">
      <style:text-properties style:font-name="quietsky" style:font-name-complex="quietsky" fo:font-size="21pt" style:font-size-asian="21pt" style:font-size-complex="21pt"/>
    </style:style>
    <style:style style:name="T284" style:family="text">
      <style:text-properties style:font-name="quietsky" style:font-name-complex="quietsky" fo:font-size="21.5pt" style:font-size-asian="21.5pt" style:font-size-complex="21.5pt"/>
    </style:style>
    <style:style style:name="T285" style:family="text">
      <style:text-properties style:font-name="HYÑWåtH" style:font-name-complex="HYÑWåtH" fo:font-size="21pt" style:font-size-asian="21pt" style:font-size-complex="21pt"/>
    </style:style>
    <style:style style:name="T286" style:family="text">
      <style:text-properties style:font-name="quietsky" style:font-name-complex="quietsky" fo:font-size="22pt" style:font-size-asian="22pt" style:font-size-complex="22pt"/>
    </style:style>
    <style:style style:name="T287" style:family="text">
      <style:text-properties style:font-name="HYÑWåtH" style:font-name-complex="HYÑWåtH" fo:font-size="21.5pt" style:font-size-asian="21.5pt" style:font-size-complex="21.5pt"/>
    </style:style>
    <style:style style:name="T288" style:family="text">
      <style:text-properties style:font-name="liguofu" style:font-name-complex="liguofu" fo:font-size="22.5pt" style:font-size-asian="22.5pt" style:font-size-complex="22.5pt"/>
    </style:style>
    <style:style style:name="T289" style:family="text">
      <style:text-properties style:font-name="liguofu" style:font-name-complex="liguofu" fo:font-size="22pt" style:font-size-asian="22pt" style:font-size-complex="22pt"/>
    </style:style>
    <style:style style:name="T290" style:family="text">
      <style:text-properties style:font-name="quietsky" style:font-name-complex="quietsky" fo:font-size="21.5pt" style:font-size-asian="21.5pt" style:font-size-complex="21.5pt"/>
    </style:style>
    <style:style style:name="T291" style:family="text">
      <style:text-properties style:font-name="liguofu" style:font-name-complex="liguofu" fo:font-size="23pt" style:font-size-asian="23pt" style:font-size-complex="23pt"/>
    </style:style>
    <style:style style:name="T292" style:family="text">
      <style:text-properties style:font-name="liguofu" style:font-name-complex="liguofu" fo:font-size="21.5pt" style:font-size-asian="21.5pt" style:font-size-complex="21.5pt"/>
    </style:style>
    <style:style style:name="T293" style:family="text">
      <style:text-properties style:font-name="quietsky" style:font-name-complex="quietsky" fo:font-size="21.5pt" style:font-size-asian="21.5pt" style:font-size-complex="21.5pt"/>
    </style:style>
    <style:style style:name="T294" style:family="text">
      <style:text-properties style:font-name="liguofu" style:font-name-complex="liguofu" fo:font-size="22pt" style:font-size-asian="22pt" style:font-size-complex="22pt"/>
    </style:style>
    <style:style style:name="T295" style:family="text">
      <style:text-properties style:font-name="liguofu" style:font-name-complex="liguofu" fo:font-size="22pt" style:font-size-asian="22pt" style:font-size-complex="22pt"/>
    </style:style>
    <style:style style:name="T296" style:family="text">
      <style:text-properties style:font-name="liguofu" style:font-name-complex="liguofu" fo:font-size="23pt" style:font-size-asian="23pt" style:font-size-complex="23pt"/>
    </style:style>
    <style:style style:name="T297" style:family="text">
      <style:text-properties style:font-name="liguofu" style:font-name-complex="liguofu" fo:font-size="22.5pt" style:font-size-asian="22.5pt" style:font-size-complex="22.5pt"/>
    </style:style>
    <style:style style:name="T298" style:family="text">
      <style:text-properties style:font-name="liguofu" style:font-name-complex="liguofu" fo:font-size="21pt" style:font-size-asian="21pt" style:font-size-complex="21pt"/>
    </style:style>
    <style:style style:name="T299" style:family="text">
      <style:text-properties style:font-name="liguofu" style:font-name-complex="liguofu" fo:font-size="21.5pt" style:font-size-asian="21.5pt" style:font-size-complex="21.5pt"/>
    </style:style>
    <style:style style:name="T300" style:family="text">
      <style:text-properties style:font-name="HYÑWåtH" style:font-name-complex="HYÑWåtH" fo:font-size="21.5pt" style:font-size-asian="21.5pt" style:font-size-complex="21.5pt"/>
    </style:style>
    <style:style style:name="T301" style:family="text">
      <style:text-properties style:font-name="quietsky" style:font-name-complex="quietsky" fo:font-size="21pt" style:font-size-asian="21pt" style:font-size-complex="21pt"/>
    </style:style>
    <style:style style:name="T302" style:family="text">
      <style:text-properties style:font-name="HYÑWåtH" style:font-name-complex="HYÑWåtH" fo:font-size="22pt" style:font-size-asian="22pt" style:font-size-complex="22pt"/>
    </style:style>
    <style:style style:name="T303" style:family="text">
      <style:text-properties style:font-name="liguofu" style:font-name-complex="liguofu" fo:font-size="22pt" style:font-size-asian="22pt" style:font-size-complex="22pt"/>
    </style:style>
    <style:style style:name="T304" style:family="text">
      <style:text-properties style:font-name="liguofu" style:font-name-complex="liguofu" fo:font-size="21.5pt" style:font-size-asian="21.5pt" style:font-size-complex="21.5pt"/>
    </style:style>
    <style:style style:name="T305" style:family="text">
      <style:text-properties style:font-name="quietsky" style:font-name-complex="quietsky" fo:font-size="22.5pt" style:font-size-asian="22.5pt" style:font-size-complex="22.5pt"/>
    </style:style>
    <style:style style:name="T306" style:family="text">
      <style:text-properties style:font-name="HYÑWåtH" style:font-name-complex="HYÑWåtH" fo:font-size="22pt" style:font-size-asian="22pt" style:font-size-complex="22pt"/>
    </style:style>
    <style:style style:name="T307" style:family="text">
      <style:text-properties style:font-name="quietsky" style:font-name-complex="quietsky" fo:font-size="22.5pt" style:font-size-asian="22.5pt" style:font-size-complex="22.5pt"/>
    </style:style>
    <style:style style:name="T308" style:family="text">
      <style:text-properties style:font-name="liguofu" style:font-name-complex="liguofu" fo:font-size="21pt" style:font-size-asian="21pt" style:font-size-complex="21pt"/>
    </style:style>
    <style:style style:name="T309" style:family="text">
      <style:text-properties style:font-name="HYÑWåtH" style:font-name-complex="HYÑWåtH" fo:font-size="22pt" style:font-size-asian="22pt" style:font-size-complex="22pt"/>
    </style:style>
    <style:style style:name="T310" style:family="text">
      <style:text-properties style:font-name="HYÑWåtH" style:font-name-complex="HYÑWåtH" fo:font-size="22.5pt" style:font-size-asian="22.5pt" style:font-size-complex="22.5pt"/>
    </style:style>
    <style:style style:name="T311" style:family="text">
      <style:text-properties style:font-name="quietsky" style:font-name-complex="quietsky" fo:font-size="23pt" style:font-size-asian="23pt" style:font-size-complex="23pt"/>
    </style:style>
    <style:style style:name="T312" style:family="text">
      <style:text-properties style:font-name="liguofu" style:font-name-complex="liguofu" fo:font-size="22pt" style:font-size-asian="22pt" style:font-size-complex="22pt"/>
    </style:style>
    <style:style style:name="T313" style:family="text">
      <style:text-properties style:font-name="HYÑWåtH" style:font-name-complex="HYÑWåtH" fo:font-size="21pt" style:font-size-asian="21pt" style:font-size-complex="21pt"/>
    </style:style>
    <style:style style:name="T314" style:family="text">
      <style:text-properties style:font-name="HYÑWåtH" style:font-name-complex="HYÑWåtH" fo:font-size="21.5pt" style:font-size-asian="21.5pt" style:font-size-complex="21.5pt"/>
    </style:style>
    <style:style style:name="T315" style:family="text">
      <style:text-properties style:font-name="quietsky" style:font-name-complex="quietsky" fo:font-size="22.5pt" style:font-size-asian="22.5pt" style:font-size-complex="22.5pt"/>
    </style:style>
    <style:style style:name="T316" style:family="text">
      <style:text-properties style:font-name="HYÑWåtH" style:font-name-complex="HYÑWåtH" fo:font-size="21pt" style:font-size-asian="21pt" style:font-size-complex="21pt"/>
    </style:style>
    <style:style style:name="T317" style:family="text">
      <style:text-properties style:font-name="quietsky" style:font-name-complex="quietsky" fo:font-size="21pt" style:font-size-asian="21pt" style:font-size-complex="21pt"/>
    </style:style>
    <style:style style:name="T318" style:family="text">
      <style:text-properties style:font-name="HYÑWåtH" style:font-name-complex="HYÑWåtH" fo:font-size="23pt" style:font-size-asian="23pt" style:font-size-complex="23pt"/>
    </style:style>
    <style:style style:name="T319" style:family="text">
      <style:text-properties/>
    </style:style>
    <style:style style:name="T320" style:family="text">
      <style:text-properties style:font-name="quietsky" style:font-name-complex="quietsky" fo:font-size="22.5pt" style:font-size-asian="22.5pt" style:font-size-complex="22.5pt"/>
    </style:style>
    <style:style style:name="T321" style:family="text">
      <style:text-properties style:font-name="liguofu" style:font-name-complex="liguofu" fo:font-size="22pt" style:font-size-asian="22pt" style:font-size-complex="22pt"/>
    </style:style>
    <style:style style:name="T322" style:family="text">
      <style:text-properties style:font-name="quietsky" style:font-name-complex="quietsky" fo:font-size="22pt" style:font-size-asian="22pt" style:font-size-complex="22pt"/>
    </style:style>
    <style:style style:name="T323" style:family="text">
      <style:text-properties style:font-name="HYÑWåtH" style:font-name-complex="HYÑWåtH" fo:font-size="22.5pt" style:font-size-asian="22.5pt" style:font-size-complex="22.5pt"/>
    </style:style>
    <style:style style:name="T324" style:family="text">
      <style:text-properties style:font-name="HYÑWåtH" style:font-name-complex="HYÑWåtH" fo:font-size="22pt" style:font-size-asian="22pt" style:font-size-complex="22pt"/>
    </style:style>
    <style:style style:name="T325" style:family="text">
      <style:text-properties style:font-name="liguofu" style:font-name-complex="liguofu" fo:font-size="23pt" style:font-size-asian="23pt" style:font-size-complex="23pt"/>
    </style:style>
    <style:style style:name="T326" style:family="text">
      <style:text-properties style:font-name="quietsky" style:font-name-complex="quietsky" fo:font-size="23pt" style:font-size-asian="23pt" style:font-size-complex="23pt"/>
    </style:style>
    <style:style style:name="T327" style:family="text">
      <style:text-properties style:font-name="quietsky" style:font-name-complex="quietsky" fo:font-size="21pt" style:font-size-asian="21pt" style:font-size-complex="21pt"/>
    </style:style>
    <style:style style:name="T328" style:family="text">
      <style:text-properties style:font-name="quietsky" style:font-name-complex="quietsky" fo:font-size="21.5pt" style:font-size-asian="21.5pt" style:font-size-complex="21.5pt"/>
    </style:style>
    <style:style style:name="T329" style:family="text">
      <style:text-properties style:font-name="quietsky" style:font-name-complex="quietsky" fo:font-size="22.5pt" style:font-size-asian="22.5pt" style:font-size-complex="22.5pt"/>
    </style:style>
    <style:style style:name="T330" style:family="text">
      <style:text-properties style:font-name="quietsky" style:font-name-complex="quietsky" fo:font-size="23pt" style:font-size-asian="23pt" style:font-size-complex="23pt"/>
    </style:style>
    <style:style style:name="T331" style:family="text">
      <style:text-properties style:font-name="HYÑWåtH" style:font-name-complex="HYÑWåtH" fo:font-size="21.5pt" style:font-size-asian="21.5pt" style:font-size-complex="21.5pt"/>
    </style:style>
    <style:style style:name="T332" style:family="text">
      <style:text-properties style:font-name="liguofu" style:font-name-complex="liguofu" fo:font-size="21pt" style:font-size-asian="21pt" style:font-size-complex="21pt"/>
    </style:style>
    <style:style style:name="T333" style:family="text">
      <style:text-properties style:font-name="liguofu" style:font-name-complex="liguofu" fo:font-size="21pt" style:font-size-asian="21pt" style:font-size-complex="21pt"/>
    </style:style>
    <style:style style:name="T334" style:family="text">
      <style:text-properties style:font-name="HYÑWåtH" style:font-name-complex="HYÑWåtH" fo:font-size="22pt" style:font-size-asian="22pt" style:font-size-complex="22pt"/>
    </style:style>
    <style:style style:name="T335" style:family="text">
      <style:text-properties style:font-name="quietsky" style:font-name-complex="quietsky" fo:font-size="22.5pt" style:font-size-asian="22.5pt" style:font-size-complex="22.5pt"/>
    </style:style>
    <style:style style:name="T336" style:family="text">
      <style:text-properties style:font-name="HYÑWåtH" style:font-name-complex="HYÑWåtH" fo:font-size="23pt" style:font-size-asian="23pt" style:font-size-complex="23pt"/>
    </style:style>
    <style:style style:name="T337" style:family="text">
      <style:text-properties style:font-name="HYÑWåtH" style:font-name-complex="HYÑWåtH" fo:font-size="22pt" style:font-size-asian="22pt" style:font-size-complex="22pt"/>
    </style:style>
    <style:style style:name="T338" style:family="text">
      <style:text-properties style:font-name="liguofu" style:font-name-complex="liguofu" fo:font-size="22.5pt" style:font-size-asian="22.5pt" style:font-size-complex="22.5pt"/>
    </style:style>
    <style:style style:name="T339" style:family="text">
      <style:text-properties style:font-name="HYÑWåtH" style:font-name-complex="HYÑWåtH" fo:font-size="23pt" style:font-size-asian="23pt" style:font-size-complex="23pt"/>
    </style:style>
    <style:style style:name="T340" style:family="text">
      <style:text-properties style:font-name="HYÑWåtH" style:font-name-complex="HYÑWåtH" fo:font-size="22.5pt" style:font-size-asian="22.5pt" style:font-size-complex="22.5pt"/>
    </style:style>
    <style:style style:name="T341" style:family="text">
      <style:text-properties style:font-name="quietsky" style:font-name-complex="quietsky" fo:font-size="21.5pt" style:font-size-asian="21.5pt" style:font-size-complex="21.5pt"/>
    </style:style>
    <style:style style:name="T342" style:family="text">
      <style:text-properties style:font-name="HYÑWåtH" style:font-name-complex="HYÑWåtH" fo:font-size="21.5pt" style:font-size-asian="21.5pt" style:font-size-complex="21.5pt"/>
    </style:style>
    <style:style style:name="T343" style:family="text">
      <style:text-properties style:font-name="HYÑWåtH" style:font-name-complex="HYÑWåtH" fo:font-size="21.5pt" style:font-size-asian="21.5pt" style:font-size-complex="21.5pt"/>
    </style:style>
    <style:style style:name="T344" style:family="text">
      <style:text-properties style:font-name="liguofu" style:font-name-complex="liguofu" fo:font-size="22pt" style:font-size-asian="22pt" style:font-size-complex="22pt"/>
    </style:style>
    <style:style style:name="T345" style:family="text">
      <style:text-properties style:font-name="HYÑWåtH" style:font-name-complex="HYÑWåtH" fo:font-size="21.5pt" style:font-size-asian="21.5pt" style:font-size-complex="21.5pt"/>
    </style:style>
    <style:style style:name="T346" style:family="text">
      <style:text-properties style:font-name="liguofu" style:font-name-complex="liguofu" fo:font-size="21.5pt" style:font-size-asian="21.5pt" style:font-size-complex="21.5pt"/>
    </style:style>
    <style:style style:name="T347" style:family="text">
      <style:text-properties style:font-name="liguofu" style:font-name-complex="liguofu" fo:font-size="21pt" style:font-size-asian="21pt" style:font-size-complex="21pt"/>
    </style:style>
    <style:style style:name="T348" style:family="text">
      <style:text-properties style:font-name="HYÑWåtH" style:font-name-complex="HYÑWåtH" fo:font-size="22pt" style:font-size-asian="22pt" style:font-size-complex="22pt"/>
    </style:style>
    <style:style style:name="T349" style:family="text">
      <style:text-properties style:font-name="liguofu" style:font-name-complex="liguofu" fo:font-size="22.5pt" style:font-size-asian="22.5pt" style:font-size-complex="22.5pt"/>
    </style:style>
    <style:style style:name="T350" style:family="text">
      <style:text-properties style:font-name="quietsky" style:font-name-complex="quietsky" fo:font-size="23pt" style:font-size-asian="23pt" style:font-size-complex="23pt"/>
    </style:style>
    <style:style style:name="T351" style:family="text">
      <style:text-properties style:font-name="quietsky" style:font-name-complex="quietsky" fo:font-size="22pt" style:font-size-asian="22pt" style:font-size-complex="22pt"/>
    </style:style>
    <style:style style:name="T352" style:family="text">
      <style:text-properties style:font-name="HYÑWåtH" style:font-name-complex="HYÑWåtH" fo:font-size="22pt" style:font-size-asian="22pt" style:font-size-complex="22pt"/>
    </style:style>
    <style:style style:name="T353" style:family="text">
      <style:text-properties style:font-name="HYÑWåtH" style:font-name-complex="HYÑWåtH" fo:font-size="21pt" style:font-size-asian="21pt" style:font-size-complex="21pt"/>
    </style:style>
    <style:style style:name="T354" style:family="text">
      <style:text-properties style:font-name="quietsky" style:font-name-complex="quietsky" fo:font-size="23pt" style:font-size-asian="23pt" style:font-size-complex="23pt"/>
    </style:style>
    <style:style style:name="T355" style:family="text">
      <style:text-properties style:font-name="HYÑWåtH" style:font-name-complex="HYÑWåtH" fo:font-size="23pt" style:font-size-asian="23pt" style:font-size-complex="23pt"/>
    </style:style>
    <style:style style:name="T356" style:family="text">
      <style:text-properties style:font-name="HYÑWåtH" style:font-name-complex="HYÑWåtH" fo:font-size="23pt" style:font-size-asian="23pt" style:font-size-complex="23pt"/>
    </style:style>
    <style:style style:name="T357" style:family="text">
      <style:text-properties style:font-name="HYÑWåtH" style:font-name-complex="HYÑWåtH" fo:font-size="22pt" style:font-size-asian="22pt" style:font-size-complex="22pt"/>
    </style:style>
    <style:style style:name="T358" style:family="text">
      <style:text-properties style:font-name="quietsky" style:font-name-complex="quietsky" fo:font-size="21.5pt" style:font-size-asian="21.5pt" style:font-size-complex="21.5pt"/>
    </style:style>
    <style:style style:name="T359" style:family="text">
      <style:text-properties style:font-name="liguofu" style:font-name-complex="liguofu" fo:font-size="23pt" style:font-size-asian="23pt" style:font-size-complex="23pt"/>
    </style:style>
    <style:style style:name="T360" style:family="text">
      <style:text-properties style:font-name="quietsky" style:font-name-complex="quietsky" fo:font-size="21pt" style:font-size-asian="21pt" style:font-size-complex="21pt"/>
    </style:style>
    <style:style style:name="T361" style:family="text">
      <style:text-properties style:font-name="HYÑWåtH" style:font-name-complex="HYÑWåtH" fo:font-size="23pt" style:font-size-asian="23pt" style:font-size-complex="23pt"/>
    </style:style>
    <style:style style:name="T362" style:family="text">
      <style:text-properties style:font-name="liguofu" style:font-name-complex="liguofu" fo:font-size="23pt" style:font-size-asian="23pt" style:font-size-complex="23pt"/>
    </style:style>
    <style:style style:name="T363" style:family="text">
      <style:text-properties style:font-name="liguofu" style:font-name-complex="liguofu" fo:font-size="23pt" style:font-size-asian="23pt" style:font-size-complex="23pt"/>
    </style:style>
    <style:style style:name="T364" style:family="text">
      <style:text-properties style:font-name="HYÑWåtH" style:font-name-complex="HYÑWåtH" fo:font-size="21.5pt" style:font-size-asian="21.5pt" style:font-size-complex="21.5pt"/>
    </style:style>
    <style:style style:name="T365" style:family="text">
      <style:text-properties style:font-name="quietsky" style:font-name-complex="quietsky" fo:font-size="23pt" style:font-size-asian="23pt" style:font-size-complex="23pt"/>
    </style:style>
    <style:style style:name="T366" style:family="text">
      <style:text-properties style:font-name="HYÑWåtH" style:font-name-complex="HYÑWåtH" fo:font-size="22pt" style:font-size-asian="22pt" style:font-size-complex="22pt"/>
    </style:style>
    <style:style style:name="T367" style:family="text">
      <style:text-properties style:font-name="HYÑWåtH" style:font-name-complex="HYÑWåtH" fo:font-size="21pt" style:font-size-asian="21pt" style:font-size-complex="21pt"/>
    </style:style>
    <style:style style:name="T368" style:family="text">
      <style:text-properties style:font-name="quietsky" style:font-name-complex="quietsky" fo:font-size="21pt" style:font-size-asian="21pt" style:font-size-complex="21pt"/>
    </style:style>
    <style:style style:name="T369" style:family="text">
      <style:text-properties style:font-name="liguofu" style:font-name-complex="liguofu" fo:font-size="21.5pt" style:font-size-asian="21.5pt" style:font-size-complex="21.5pt"/>
    </style:style>
    <style:style style:name="T370" style:family="text">
      <style:text-properties style:font-name="quietsky" style:font-name-complex="quietsky" fo:font-size="22pt" style:font-size-asian="22pt" style:font-size-complex="22pt"/>
    </style:style>
    <style:style style:name="T371" style:family="text">
      <style:text-properties style:font-name="HYÑWåtH" style:font-name-complex="HYÑWåtH" fo:font-size="22.5pt" style:font-size-asian="22.5pt" style:font-size-complex="22.5pt"/>
    </style:style>
    <style:style style:name="T372" style:family="text">
      <style:text-properties style:font-name="liguofu" style:font-name-complex="liguofu" fo:font-size="22.5pt" style:font-size-asian="22.5pt" style:font-size-complex="22.5pt"/>
    </style:style>
    <style:style style:name="T373" style:family="text">
      <style:text-properties style:font-name="quietsky" style:font-name-complex="quietsky" fo:font-size="21pt" style:font-size-asian="21pt" style:font-size-complex="21pt"/>
    </style:style>
    <style:style style:name="T374" style:family="text">
      <style:text-properties style:font-name="HYÑWåtH" style:font-name-complex="HYÑWåtH" fo:font-size="21pt" style:font-size-asian="21pt" style:font-size-complex="21pt"/>
    </style:style>
    <style:style style:name="T375" style:family="text">
      <style:text-properties style:font-name="liguofu" style:font-name-complex="liguofu" fo:font-size="21pt" style:font-size-asian="21pt" style:font-size-complex="21pt"/>
    </style:style>
    <style:style style:name="T376" style:family="text">
      <style:text-properties style:font-name="quietsky" style:font-name-complex="quietsky" fo:font-size="22.5pt" style:font-size-asian="22.5pt" style:font-size-complex="22.5pt"/>
    </style:style>
    <style:style style:name="T377" style:family="text">
      <style:text-properties style:font-name="HYÑWåtH" style:font-name-complex="HYÑWåtH" fo:font-size="22.5pt" style:font-size-asian="22.5pt" style:font-size-complex="22.5pt"/>
    </style:style>
    <style:style style:name="T378" style:family="text">
      <style:text-properties style:font-name="HYÑWåtH" style:font-name-complex="HYÑWåtH" fo:font-size="22pt" style:font-size-asian="22pt" style:font-size-complex="22pt"/>
    </style:style>
    <style:style style:name="T379" style:family="text">
      <style:text-properties style:font-name="liguofu" style:font-name-complex="liguofu" fo:font-size="21pt" style:font-size-asian="21pt" style:font-size-complex="21pt"/>
    </style:style>
    <style:style style:name="T380" style:family="text">
      <style:text-properties style:font-name="quietsky" style:font-name-complex="quietsky" fo:font-size="23pt" style:font-size-asian="23pt" style:font-size-complex="23pt"/>
    </style:style>
    <style:style style:name="T381" style:family="text">
      <style:text-properties style:font-name="HYÑWåtH" style:font-name-complex="HYÑWåtH" fo:font-size="21pt" style:font-size-asian="21pt" style:font-size-complex="21pt"/>
    </style:style>
    <style:style style:name="T382" style:family="text">
      <style:text-properties style:font-name="quietsky" style:font-name-complex="quietsky" fo:font-size="21pt" style:font-size-asian="21pt" style:font-size-complex="21pt"/>
    </style:style>
    <style:style style:name="T383" style:family="text">
      <style:text-properties style:font-name="liguofu" style:font-name-complex="liguofu" fo:font-size="23pt" style:font-size-asian="23pt" style:font-size-complex="23pt"/>
    </style:style>
    <style:style style:name="T384" style:family="text">
      <style:text-properties style:font-name="liguofu" style:font-name-complex="liguofu" fo:font-size="22pt" style:font-size-asian="22pt" style:font-size-complex="22pt"/>
    </style:style>
    <style:style style:name="T385" style:family="text">
      <style:text-properties style:font-name="HYÑWåtH" style:font-name-complex="HYÑWåtH" fo:font-size="22pt" style:font-size-asian="22pt" style:font-size-complex="22pt"/>
    </style:style>
    <style:style style:name="T386" style:family="text">
      <style:text-properties style:font-name="liguofu" style:font-name-complex="liguofu" fo:font-size="23pt" style:font-size-asian="23pt" style:font-size-complex="23pt"/>
    </style:style>
    <style:style style:name="T387" style:family="text">
      <style:text-properties style:font-name="liguofu" style:font-name-complex="liguofu" fo:font-size="21pt" style:font-size-asian="21pt" style:font-size-complex="21pt"/>
    </style:style>
    <style:style style:name="T388" style:family="text">
      <style:text-properties style:font-name="HYÑWåtH" style:font-name-complex="HYÑWåtH" fo:font-size="21pt" style:font-size-asian="21pt" style:font-size-complex="21pt"/>
    </style:style>
    <style:style style:name="T389" style:family="text">
      <style:text-properties style:font-name="HYÑWåtH" style:font-name-complex="HYÑWåtH" fo:font-size="21.5pt" style:font-size-asian="21.5pt" style:font-size-complex="21.5pt"/>
    </style:style>
    <style:style style:name="T390" style:family="text">
      <style:text-properties style:font-name="quietsky" style:font-name-complex="quietsky" fo:font-size="23pt" style:font-size-asian="23pt" style:font-size-complex="23pt"/>
    </style:style>
    <style:style style:name="T391" style:family="text">
      <style:text-properties style:font-name="HYÑWåtH" style:font-name-complex="HYÑWåtH" fo:font-size="22.5pt" style:font-size-asian="22.5pt" style:font-size-complex="22.5pt"/>
    </style:style>
    <style:style style:name="T392" style:family="text">
      <style:text-properties style:font-name="HYÑWåtH" style:font-name-complex="HYÑWåtH" fo:font-size="21pt" style:font-size-asian="21pt" style:font-size-complex="21pt"/>
    </style:style>
    <style:style style:name="T393" style:family="text">
      <style:text-properties style:font-name="quietsky" style:font-name-complex="quietsky" fo:font-size="22.5pt" style:font-size-asian="22.5pt" style:font-size-complex="22.5pt"/>
    </style:style>
    <style:style style:name="T394" style:family="text">
      <style:text-properties style:font-name="liguofu" style:font-name-complex="liguofu" fo:font-size="23pt" style:font-size-asian="23pt" style:font-size-complex="23pt"/>
    </style:style>
    <style:style style:name="T395" style:family="text">
      <style:text-properties style:font-name="quietsky" style:font-name-complex="quietsky" fo:font-size="22pt" style:font-size-asian="22pt" style:font-size-complex="22pt"/>
    </style:style>
    <style:style style:name="T396" style:family="text">
      <style:text-properties style:font-name="HYÑWåtH" style:font-name-complex="HYÑWåtH" fo:font-size="23pt" style:font-size-asian="23pt" style:font-size-complex="23pt"/>
    </style:style>
    <style:style style:name="T397" style:family="text">
      <style:text-properties style:font-name="HYÑWåtH" style:font-name-complex="HYÑWåtH" fo:font-size="22.5pt" style:font-size-asian="22.5pt" style:font-size-complex="22.5pt"/>
    </style:style>
    <style:style style:name="T398" style:family="text">
      <style:text-properties style:font-name="quietsky" style:font-name-complex="quietsky" fo:font-size="21pt" style:font-size-asian="21pt" style:font-size-complex="21pt"/>
    </style:style>
    <style:style style:name="T399" style:family="text">
      <style:text-properties style:font-name="liguofu" style:font-name-complex="liguofu" fo:font-size="21pt" style:font-size-asian="21pt" style:font-size-complex="21pt"/>
    </style:style>
    <style:style style:name="T400" style:family="text">
      <style:text-properties style:font-name="quietsky" style:font-name-complex="quietsky" fo:font-size="21pt" style:font-size-asian="21pt" style:font-size-complex="21pt"/>
    </style:style>
    <style:style style:name="T401" style:family="text">
      <style:text-properties style:font-name="quietsky" style:font-name-complex="quietsky" fo:font-size="23pt" style:font-size-asian="23pt" style:font-size-complex="23pt"/>
    </style:style>
    <style:style style:name="T402" style:family="text">
      <style:text-properties style:font-name="quietsky" style:font-name-complex="quietsky" fo:font-size="21.5pt" style:font-size-asian="21.5pt" style:font-size-complex="21.5pt"/>
    </style:style>
    <style:style style:name="T403" style:family="text">
      <style:text-properties style:font-name="quietsky" style:font-name-complex="quietsky" fo:font-size="22pt" style:font-size-asian="22pt" style:font-size-complex="22pt"/>
    </style:style>
    <style:style style:name="T404" style:family="text">
      <style:text-properties style:font-name="liguofu" style:font-name-complex="liguofu" fo:font-size="21pt" style:font-size-asian="21pt" style:font-size-complex="21pt"/>
    </style:style>
    <style:style style:name="T405" style:family="text">
      <style:text-properties style:font-name="quietsky" style:font-name-complex="quietsky" fo:font-size="21.5pt" style:font-size-asian="21.5pt" style:font-size-complex="21.5pt"/>
    </style:style>
    <style:style style:name="T406" style:family="text">
      <style:text-properties style:font-name="quietsky" style:font-name-complex="quietsky" fo:font-size="21.5pt" style:font-size-asian="21.5pt" style:font-size-complex="21.5pt"/>
    </style:style>
    <style:style style:name="T407" style:family="text">
      <style:text-properties style:font-name="liguofu" style:font-name-complex="liguofu" fo:font-size="22pt" style:font-size-asian="22pt" style:font-size-complex="22pt"/>
    </style:style>
    <style:style style:name="T408" style:family="text">
      <style:text-properties style:font-name="liguofu" style:font-name-complex="liguofu" fo:font-size="22.5pt" style:font-size-asian="22.5pt" style:font-size-complex="22.5pt"/>
    </style:style>
    <style:style style:name="T409" style:family="text">
      <style:text-properties style:font-name="liguofu" style:font-name-complex="liguofu" fo:font-size="23pt" style:font-size-asian="23pt" style:font-size-complex="23pt"/>
    </style:style>
    <style:style style:name="T410" style:family="text">
      <style:text-properties style:font-name="liguofu" style:font-name-complex="liguofu" fo:font-size="22pt" style:font-size-asian="22pt" style:font-size-complex="22pt"/>
    </style:style>
    <style:style style:name="T411" style:family="text">
      <style:text-properties style:font-name="liguofu" style:font-name-complex="liguofu" fo:font-size="22.5pt" style:font-size-asian="22.5pt" style:font-size-complex="22.5pt"/>
    </style:style>
    <style:style style:name="T412" style:family="text">
      <style:text-properties style:font-name="liguofu" style:font-name-complex="liguofu" fo:font-size="21.5pt" style:font-size-asian="21.5pt" style:font-size-complex="21.5pt"/>
    </style:style>
    <style:style style:name="T413" style:family="text">
      <style:text-properties style:font-name="quietsky" style:font-name-complex="quietsky" fo:font-size="23pt" style:font-size-asian="23pt" style:font-size-complex="23pt"/>
    </style:style>
    <style:style style:name="T414" style:family="text">
      <style:text-properties style:font-name="quietsky" style:font-name-complex="quietsky" fo:font-size="21pt" style:font-size-asian="21pt" style:font-size-complex="21pt"/>
    </style:style>
    <style:style style:name="T415" style:family="text">
      <style:text-properties style:font-name="liguofu" style:font-name-complex="liguofu" fo:font-size="22pt" style:font-size-asian="22pt" style:font-size-complex="22pt"/>
    </style:style>
    <style:style style:name="T416" style:family="text">
      <style:text-properties style:font-name="quietsky" style:font-name-complex="quietsky" fo:font-size="22.5pt" style:font-size-asian="22.5pt" style:font-size-complex="22.5pt"/>
    </style:style>
    <style:style style:name="T417" style:family="text">
      <style:text-properties style:font-name="liguofu" style:font-name-complex="liguofu" fo:font-size="22.5pt" style:font-size-asian="22.5pt" style:font-size-complex="22.5pt"/>
    </style:style>
    <style:style style:name="T418" style:family="text">
      <style:text-properties style:font-name="HYÑWåtH" style:font-name-complex="HYÑWåtH" fo:font-size="23pt" style:font-size-asian="23pt" style:font-size-complex="23pt"/>
    </style:style>
    <style:style style:name="T419" style:family="text">
      <style:text-properties style:font-name="liguofu" style:font-name-complex="liguofu" fo:font-size="21.5pt" style:font-size-asian="21.5pt" style:font-size-complex="21.5pt"/>
    </style:style>
    <style:style style:name="T420" style:family="text">
      <style:text-properties style:font-name="liguofu" style:font-name-complex="liguofu" fo:font-size="22.5pt" style:font-size-asian="22.5pt" style:font-size-complex="22.5pt"/>
    </style:style>
    <style:style style:name="T421" style:family="text">
      <style:text-properties style:font-name="HYÑWåtH" style:font-name-complex="HYÑWåtH" fo:font-size="23pt" style:font-size-asian="23pt" style:font-size-complex="23pt"/>
    </style:style>
    <style:style style:name="T422" style:family="text">
      <style:text-properties style:font-name="HYÑWåtH" style:font-name-complex="HYÑWåtH" fo:font-size="23pt" style:font-size-asian="23pt" style:font-size-complex="23pt"/>
    </style:style>
    <style:style style:name="T423" style:family="text">
      <style:text-properties style:font-name="liguofu" style:font-name-complex="liguofu" fo:font-size="21pt" style:font-size-asian="21pt" style:font-size-complex="21pt"/>
    </style:style>
    <style:style style:name="T424" style:family="text">
      <style:text-properties style:font-name="quietsky" style:font-name-complex="quietsky" fo:font-size="21pt" style:font-size-asian="21pt" style:font-size-complex="21pt"/>
    </style:style>
    <style:style style:name="T425" style:family="text">
      <style:text-properties style:font-name="HYÑWåtH" style:font-name-complex="HYÑWåtH" fo:font-size="23pt" style:font-size-asian="23pt" style:font-size-complex="23pt"/>
    </style:style>
    <style:style style:name="T426" style:family="text">
      <style:text-properties style:font-name="HYÑWåtH" style:font-name-complex="HYÑWåtH" fo:font-size="22pt" style:font-size-asian="22pt" style:font-size-complex="22pt"/>
    </style:style>
    <style:style style:name="T427" style:family="text">
      <style:text-properties style:font-name="quietsky" style:font-name-complex="quietsky" fo:font-size="21pt" style:font-size-asian="21pt" style:font-size-complex="21pt"/>
    </style:style>
    <style:style style:name="T428" style:family="text">
      <style:text-properties style:font-name="liguofu" style:font-name-complex="liguofu" fo:font-size="21.5pt" style:font-size-asian="21.5pt" style:font-size-complex="21.5pt"/>
    </style:style>
    <style:style style:name="T429" style:family="text">
      <style:text-properties style:font-name="liguofu" style:font-name-complex="liguofu" fo:font-size="21.5pt" style:font-size-asian="21.5pt" style:font-size-complex="21.5pt"/>
    </style:style>
    <style:style style:name="T430" style:family="text">
      <style:text-properties style:font-name="HYÑWåtH" style:font-name-complex="HYÑWåtH" fo:font-size="22.5pt" style:font-size-asian="22.5pt" style:font-size-complex="22.5pt"/>
    </style:style>
    <style:style style:name="T431" style:family="text">
      <style:text-properties style:font-name="HYÑWåtH" style:font-name-complex="HYÑWåtH" fo:font-size="22pt" style:font-size-asian="22pt" style:font-size-complex="22pt"/>
    </style:style>
    <style:style style:name="T432" style:family="text">
      <style:text-properties style:font-name="HYÑWåtH" style:font-name-complex="HYÑWåtH" fo:font-size="21pt" style:font-size-asian="21pt" style:font-size-complex="21pt"/>
    </style:style>
    <style:style style:name="T433" style:family="text">
      <style:text-properties style:font-name="liguofu" style:font-name-complex="liguofu" fo:font-size="23pt" style:font-size-asian="23pt" style:font-size-complex="23pt"/>
    </style:style>
    <style:style style:name="T434" style:family="text">
      <style:text-properties style:font-name="liguofu" style:font-name-complex="liguofu" fo:font-size="21pt" style:font-size-asian="21pt" style:font-size-complex="21pt"/>
    </style:style>
    <style:style style:name="T435" style:family="text">
      <style:text-properties style:font-name="liguofu" style:font-name-complex="liguofu" fo:font-size="23pt" style:font-size-asian="23pt" style:font-size-complex="23pt"/>
    </style:style>
    <style:style style:name="T436" style:family="text">
      <style:text-properties style:font-name="HYÑWåtH" style:font-name-complex="HYÑWåtH" fo:font-size="22.5pt" style:font-size-asian="22.5pt" style:font-size-complex="22.5pt"/>
    </style:style>
    <style:style style:name="T437" style:family="text">
      <style:text-properties style:font-name="liguofu" style:font-name-complex="liguofu" fo:font-size="23pt" style:font-size-asian="23pt" style:font-size-complex="23pt"/>
    </style:style>
    <style:style style:name="T438" style:family="text">
      <style:text-properties style:font-name="quietsky" style:font-name-complex="quietsky" fo:font-size="23pt" style:font-size-asian="23pt" style:font-size-complex="23pt"/>
    </style:style>
    <style:style style:name="T439" style:family="text">
      <style:text-properties style:font-name="HYÑWåtH" style:font-name-complex="HYÑWåtH" fo:font-size="21pt" style:font-size-asian="21pt" style:font-size-complex="21pt"/>
    </style:style>
    <style:style style:name="T440" style:family="text">
      <style:text-properties style:font-name="HYÑWåtH" style:font-name-complex="HYÑWåtH" fo:font-size="23pt" style:font-size-asian="23pt" style:font-size-complex="23pt"/>
    </style:style>
    <style:style style:name="T441" style:family="text">
      <style:text-properties style:font-name="quietsky" style:font-name-complex="quietsky" fo:font-size="21pt" style:font-size-asian="21pt" style:font-size-complex="21pt"/>
    </style:style>
    <style:style style:name="T442" style:family="text">
      <style:text-properties style:font-name="liguofu" style:font-name-complex="liguofu" fo:font-size="21pt" style:font-size-asian="21pt" style:font-size-complex="21pt"/>
    </style:style>
    <style:style style:name="T443" style:family="text">
      <style:text-properties style:font-name="liguofu" style:font-name-complex="liguofu" fo:font-size="23pt" style:font-size-asian="23pt" style:font-size-complex="23pt"/>
    </style:style>
    <style:style style:name="T444" style:family="text">
      <style:text-properties style:font-name="HYÑWåtH" style:font-name-complex="HYÑWåtH" fo:font-size="22pt" style:font-size-asian="22pt" style:font-size-complex="22pt"/>
    </style:style>
    <style:style style:name="T445" style:family="text">
      <style:text-properties style:font-name="quietsky" style:font-name-complex="quietsky" fo:font-size="23pt" style:font-size-asian="23pt" style:font-size-complex="23pt"/>
    </style:style>
    <style:style style:name="T446" style:family="text">
      <style:text-properties style:font-name="HYÑWåtH" style:font-name-complex="HYÑWåtH" fo:font-size="22.5pt" style:font-size-asian="22.5pt" style:font-size-complex="22.5pt"/>
    </style:style>
    <style:style style:name="T447" style:family="text">
      <style:text-properties style:font-name="liguofu" style:font-name-complex="liguofu" fo:font-size="22pt" style:font-size-asian="22pt" style:font-size-complex="22pt"/>
    </style:style>
    <style:style style:name="T448" style:family="text">
      <style:text-properties style:font-name="quietsky" style:font-name-complex="quietsky" fo:font-size="23pt" style:font-size-asian="23pt" style:font-size-complex="23pt"/>
    </style:style>
    <style:style style:name="T449" style:family="text">
      <style:text-properties style:font-name="HYÑWåtH" style:font-name-complex="HYÑWåtH" fo:font-size="22pt" style:font-size-asian="22pt" style:font-size-complex="22pt"/>
    </style:style>
    <style:style style:name="T450" style:family="text">
      <style:text-properties style:font-name="liguofu" style:font-name-complex="liguofu" fo:font-size="21.5pt" style:font-size-asian="21.5pt" style:font-size-complex="21.5pt"/>
    </style:style>
    <style:style style:name="T451" style:family="text">
      <style:text-properties style:font-name="quietsky" style:font-name-complex="quietsky" fo:font-size="21pt" style:font-size-asian="21pt" style:font-size-complex="21pt"/>
    </style:style>
    <style:style style:name="T452" style:family="text">
      <style:text-properties style:font-name="liguofu" style:font-name-complex="liguofu" fo:font-size="23pt" style:font-size-asian="23pt" style:font-size-complex="23pt"/>
    </style:style>
    <style:style style:name="T453" style:family="text">
      <style:text-properties style:font-name="quietsky" style:font-name-complex="quietsky" fo:font-size="23pt" style:font-size-asian="23pt" style:font-size-complex="23pt"/>
    </style:style>
    <style:style style:name="T454" style:family="text">
      <style:text-properties style:font-name="liguofu" style:font-name-complex="liguofu" fo:font-size="22.5pt" style:font-size-asian="22.5pt" style:font-size-complex="22.5pt"/>
    </style:style>
    <style:style style:name="T455" style:family="text">
      <style:text-properties style:font-name="quietsky" style:font-name-complex="quietsky" fo:font-size="21.5pt" style:font-size-asian="21.5pt" style:font-size-complex="21.5pt"/>
    </style:style>
    <style:style style:name="T456" style:family="text">
      <style:text-properties style:font-name="liguofu" style:font-name-complex="liguofu" fo:font-size="23pt" style:font-size-asian="23pt" style:font-size-complex="23pt"/>
    </style:style>
    <style:style style:name="T457" style:family="text">
      <style:text-properties style:font-name="liguofu" style:font-name-complex="liguofu" fo:font-size="21.5pt" style:font-size-asian="21.5pt" style:font-size-complex="21.5pt"/>
    </style:style>
    <style:style style:name="T458" style:family="text">
      <style:text-properties style:font-name="liguofu" style:font-name-complex="liguofu" fo:font-size="22pt" style:font-size-asian="22pt" style:font-size-complex="22pt"/>
    </style:style>
    <style:style style:name="T459" style:family="text">
      <style:text-properties style:font-name="HYÑWåtH" style:font-name-complex="HYÑWåtH" fo:font-size="22.5pt" style:font-size-asian="22.5pt" style:font-size-complex="22.5pt"/>
    </style:style>
    <style:style style:name="T460" style:family="text">
      <style:text-properties style:font-name="quietsky" style:font-name-complex="quietsky" fo:font-size="22pt" style:font-size-asian="22pt" style:font-size-complex="22pt"/>
    </style:style>
    <style:style style:name="T461" style:family="text">
      <style:text-properties style:font-name="liguofu" style:font-name-complex="liguofu" fo:font-size="23pt" style:font-size-asian="23pt" style:font-size-complex="23pt"/>
    </style:style>
    <style:style style:name="T462" style:family="text">
      <style:text-properties style:font-name="quietsky" style:font-name-complex="quietsky" fo:font-size="23pt" style:font-size-asian="23pt" style:font-size-complex="23pt"/>
    </style:style>
    <style:style style:name="T463" style:family="text">
      <style:text-properties style:font-name="liguofu" style:font-name-complex="liguofu" fo:font-size="22.5pt" style:font-size-asian="22.5pt" style:font-size-complex="22.5pt"/>
    </style:style>
    <style:style style:name="T464" style:family="text">
      <style:text-properties style:font-name="quietsky" style:font-name-complex="quietsky" fo:font-size="22pt" style:font-size-asian="22pt" style:font-size-complex="22pt"/>
    </style:style>
    <style:style style:name="T465" style:family="text">
      <style:text-properties style:font-name="HYÑWåtH" style:font-name-complex="HYÑWåtH" fo:font-size="22.5pt" style:font-size-asian="22.5pt" style:font-size-complex="22.5pt"/>
    </style:style>
    <style:style style:name="T466" style:family="text">
      <style:text-properties style:font-name="quietsky" style:font-name-complex="quietsky" fo:font-size="22pt" style:font-size-asian="22pt" style:font-size-complex="22pt"/>
    </style:style>
    <style:style style:name="T467" style:family="text">
      <style:text-properties style:font-name="quietsky" style:font-name-complex="quietsky" fo:font-size="21.5pt" style:font-size-asian="21.5pt" style:font-size-complex="21.5pt"/>
    </style:style>
    <style:style style:name="T468" style:family="text">
      <style:text-properties style:font-name="liguofu" style:font-name-complex="liguofu" fo:font-size="23pt" style:font-size-asian="23pt" style:font-size-complex="23pt"/>
    </style:style>
    <style:style style:name="T469" style:family="text">
      <style:text-properties style:font-name="HYÑWåtH" style:font-name-complex="HYÑWåtH" fo:font-size="21.5pt" style:font-size-asian="21.5pt" style:font-size-complex="21.5pt"/>
    </style:style>
    <style:style style:name="T470" style:family="text">
      <style:text-properties style:font-name="quietsky" style:font-name-complex="quietsky" fo:font-size="22pt" style:font-size-asian="22pt" style:font-size-complex="22pt"/>
    </style:style>
    <style:style style:name="T471" style:family="text">
      <style:text-properties style:font-name="HYÑWåtH" style:font-name-complex="HYÑWåtH" fo:font-size="23pt" style:font-size-asian="23pt" style:font-size-complex="23pt"/>
    </style:style>
    <style:style style:name="T472" style:family="text">
      <style:text-properties style:font-name="quietsky" style:font-name-complex="quietsky" fo:font-size="22.5pt" style:font-size-asian="22.5pt" style:font-size-complex="22.5pt"/>
    </style:style>
    <style:style style:name="T473" style:family="text">
      <style:text-properties style:font-name="quietsky" style:font-name-complex="quietsky" fo:font-size="22.5pt" style:font-size-asian="22.5pt" style:font-size-complex="22.5pt"/>
    </style:style>
    <style:style style:name="T474" style:family="text">
      <style:text-properties style:font-name="liguofu" style:font-name-complex="liguofu" fo:font-size="23pt" style:font-size-asian="23pt" style:font-size-complex="23pt"/>
    </style:style>
    <style:style style:name="T475" style:family="text">
      <style:text-properties style:font-name="liguofu" style:font-name-complex="liguofu" fo:font-size="22.5pt" style:font-size-asian="22.5pt" style:font-size-complex="22.5pt"/>
    </style:style>
    <style:style style:name="T476" style:family="text">
      <style:text-properties/>
    </style:style>
    <style:style style:name="T477" style:family="text">
      <style:text-properties style:font-name="liguofu" style:font-name-complex="liguofu" fo:font-size="22.5pt" style:font-size-asian="22.5pt" style:font-size-complex="22.5pt"/>
    </style:style>
    <style:style style:name="T478" style:family="text">
      <style:text-properties style:font-name="liguofu" style:font-name-complex="liguofu" fo:font-size="21.5pt" style:font-size-asian="21.5pt" style:font-size-complex="21.5pt"/>
    </style:style>
    <style:style style:name="T479" style:family="text">
      <style:text-properties style:font-name="HYÑWåtH" style:font-name-complex="HYÑWåtH" fo:font-size="21.5pt" style:font-size-asian="21.5pt" style:font-size-complex="21.5pt"/>
    </style:style>
    <style:style style:name="T480" style:family="text">
      <style:text-properties style:font-name="HYÑWåtH" style:font-name-complex="HYÑWåtH" fo:font-size="21.5pt" style:font-size-asian="21.5pt" style:font-size-complex="21.5pt"/>
    </style:style>
    <style:style style:name="T481" style:family="text">
      <style:text-properties style:font-name="HYÑWåtH" style:font-name-complex="HYÑWåtH" fo:font-size="22.5pt" style:font-size-asian="22.5pt" style:font-size-complex="22.5pt"/>
    </style:style>
    <style:style style:name="T482" style:family="text">
      <style:text-properties style:font-name="HYÑWåtH" style:font-name-complex="HYÑWåtH" fo:font-size="21.5pt" style:font-size-asian="21.5pt" style:font-size-complex="21.5pt"/>
    </style:style>
    <style:style style:name="T483" style:family="text">
      <style:text-properties style:font-name="HYÑWåtH" style:font-name-complex="HYÑWåtH" fo:font-size="21.5pt" style:font-size-asian="21.5pt" style:font-size-complex="21.5pt"/>
    </style:style>
    <style:style style:name="T484" style:family="text">
      <style:text-properties style:font-name="liguofu" style:font-name-complex="liguofu" fo:font-size="22.5pt" style:font-size-asian="22.5pt" style:font-size-complex="22.5pt"/>
    </style:style>
    <style:style style:name="T485" style:family="text">
      <style:text-properties style:font-name="quietsky" style:font-name-complex="quietsky" fo:font-size="22.5pt" style:font-size-asian="22.5pt" style:font-size-complex="22.5pt"/>
    </style:style>
    <style:style style:name="T486" style:family="text">
      <style:text-properties style:font-name="HYÑWåtH" style:font-name-complex="HYÑWåtH" fo:font-size="23pt" style:font-size-asian="23pt" style:font-size-complex="23pt"/>
    </style:style>
    <style:style style:name="T487" style:family="text">
      <style:text-properties style:font-name="quietsky" style:font-name-complex="quietsky" fo:font-size="21.5pt" style:font-size-asian="21.5pt" style:font-size-complex="21.5pt"/>
    </style:style>
    <style:style style:name="T488" style:family="text">
      <style:text-properties style:font-name="quietsky" style:font-name-complex="quietsky" fo:font-size="22pt" style:font-size-asian="22pt" style:font-size-complex="22pt"/>
    </style:style>
    <style:style style:name="T489" style:family="text">
      <style:text-properties style:font-name="HYÑWåtH" style:font-name-complex="HYÑWåtH" fo:font-size="21pt" style:font-size-asian="21pt" style:font-size-complex="21pt"/>
    </style:style>
    <style:style style:name="T490" style:family="text">
      <style:text-properties style:font-name="HYÑWåtH" style:font-name-complex="HYÑWåtH" fo:font-size="22pt" style:font-size-asian="22pt" style:font-size-complex="22pt"/>
    </style:style>
    <style:style style:name="T491" style:family="text">
      <style:text-properties style:font-name="liguofu" style:font-name-complex="liguofu" fo:font-size="22.5pt" style:font-size-asian="22.5pt" style:font-size-complex="22.5pt"/>
    </style:style>
    <style:style style:name="T492" style:family="text">
      <style:text-properties style:font-name="quietsky" style:font-name-complex="quietsky" fo:font-size="23pt" style:font-size-asian="23pt" style:font-size-complex="23pt"/>
    </style:style>
    <style:style style:name="T493" style:family="text">
      <style:text-properties style:font-name="quietsky" style:font-name-complex="quietsky" fo:font-size="22.5pt" style:font-size-asian="22.5pt" style:font-size-complex="22.5pt"/>
    </style:style>
    <style:style style:name="T494" style:family="text">
      <style:text-properties style:font-name="liguofu" style:font-name-complex="liguofu" fo:font-size="21.5pt" style:font-size-asian="21.5pt" style:font-size-complex="21.5pt"/>
    </style:style>
    <style:style style:name="T495" style:family="text">
      <style:text-properties style:font-name="liguofu" style:font-name-complex="liguofu" fo:font-size="21pt" style:font-size-asian="21pt" style:font-size-complex="21pt"/>
    </style:style>
    <style:style style:name="T496" style:family="text">
      <style:text-properties style:font-name="quietsky" style:font-name-complex="quietsky" fo:font-size="22.5pt" style:font-size-asian="22.5pt" style:font-size-complex="22.5pt"/>
    </style:style>
    <style:style style:name="T497" style:family="text">
      <style:text-properties style:font-name="quietsky" style:font-name-complex="quietsky" fo:font-size="21.5pt" style:font-size-asian="21.5pt" style:font-size-complex="21.5pt"/>
    </style:style>
    <style:style style:name="T498" style:family="text">
      <style:text-properties style:font-name="HYÑWåtH" style:font-name-complex="HYÑWåtH" fo:font-size="22.5pt" style:font-size-asian="22.5pt" style:font-size-complex="22.5pt"/>
    </style:style>
    <style:style style:name="T499" style:family="text">
      <style:text-properties style:font-name="HYÑWåtH" style:font-name-complex="HYÑWåtH" fo:font-size="22pt" style:font-size-asian="22pt" style:font-size-complex="22pt"/>
    </style:style>
    <style:style style:name="T500" style:family="text">
      <style:text-properties style:font-name="quietsky" style:font-name-complex="quietsky" fo:font-size="22.5pt" style:font-size-asian="22.5pt" style:font-size-complex="22.5pt"/>
    </style:style>
    <style:style style:name="T501" style:family="text">
      <style:text-properties style:font-name="HYÑWåtH" style:font-name-complex="HYÑWåtH" fo:font-size="21.5pt" style:font-size-asian="21.5pt" style:font-size-complex="21.5pt"/>
    </style:style>
    <style:style style:name="T502" style:family="text">
      <style:text-properties style:font-name="HYÑWåtH" style:font-name-complex="HYÑWåtH" fo:font-size="21.5pt" style:font-size-asian="21.5pt" style:font-size-complex="21.5pt"/>
    </style:style>
    <style:style style:name="T503" style:family="text">
      <style:text-properties style:font-name="quietsky" style:font-name-complex="quietsky" fo:font-size="22pt" style:font-size-asian="22pt" style:font-size-complex="22pt"/>
    </style:style>
    <style:style style:name="T504" style:family="text">
      <style:text-properties style:font-name="quietsky" style:font-name-complex="quietsky" fo:font-size="22.5pt" style:font-size-asian="22.5pt" style:font-size-complex="22.5pt"/>
    </style:style>
    <style:style style:name="T505" style:family="text">
      <style:text-properties style:font-name="quietsky" style:font-name-complex="quietsky" fo:font-size="23pt" style:font-size-asian="23pt" style:font-size-complex="23pt"/>
    </style:style>
    <style:style style:name="T506" style:family="text">
      <style:text-properties style:font-name="HYÑWåtH" style:font-name-complex="HYÑWåtH" fo:font-size="23pt" style:font-size-asian="23pt" style:font-size-complex="23pt"/>
    </style:style>
    <style:style style:name="T507" style:family="text">
      <style:text-properties style:font-name="quietsky" style:font-name-complex="quietsky" fo:font-size="21pt" style:font-size-asian="21pt" style:font-size-complex="21pt"/>
    </style:style>
    <style:style style:name="T508" style:family="text">
      <style:text-properties style:font-name="quietsky" style:font-name-complex="quietsky" fo:font-size="22pt" style:font-size-asian="22pt" style:font-size-complex="22pt"/>
    </style:style>
    <style:style style:name="T509" style:family="text">
      <style:text-properties style:font-name="quietsky" style:font-name-complex="quietsky" fo:font-size="21pt" style:font-size-asian="21pt" style:font-size-complex="21pt"/>
    </style:style>
    <style:style style:name="T510" style:family="text">
      <style:text-properties style:font-name="quietsky" style:font-name-complex="quietsky" fo:font-size="22pt" style:font-size-asian="22pt" style:font-size-complex="22pt"/>
    </style:style>
    <style:style style:name="T511" style:family="text">
      <style:text-properties style:font-name="quietsky" style:font-name-complex="quietsky" fo:font-size="22.5pt" style:font-size-asian="22.5pt" style:font-size-complex="22.5pt"/>
    </style:style>
    <style:style style:name="T512" style:family="text">
      <style:text-properties style:font-name="HYÑWåtH" style:font-name-complex="HYÑWåtH" fo:font-size="22.5pt" style:font-size-asian="22.5pt" style:font-size-complex="22.5pt"/>
    </style:style>
    <style:style style:name="T513" style:family="text">
      <style:text-properties style:font-name="HYÑWåtH" style:font-name-complex="HYÑWåtH" fo:font-size="22pt" style:font-size-asian="22pt" style:font-size-complex="22pt"/>
    </style:style>
    <style:style style:name="T514" style:family="text">
      <style:text-properties style:font-name="HYÑWåtH" style:font-name-complex="HYÑWåtH" fo:font-size="21pt" style:font-size-asian="21pt" style:font-size-complex="21pt"/>
    </style:style>
    <style:style style:name="T515" style:family="text">
      <style:text-properties style:font-name="quietsky" style:font-name-complex="quietsky" fo:font-size="21.5pt" style:font-size-asian="21.5pt" style:font-size-complex="21.5pt"/>
    </style:style>
    <style:style style:name="T516" style:family="text">
      <style:text-properties style:font-name="quietsky" style:font-name-complex="quietsky" fo:font-size="21pt" style:font-size-asian="21pt" style:font-size-complex="21pt"/>
    </style:style>
    <style:style style:name="T517" style:family="text">
      <style:text-properties style:font-name="HYÑWåtH" style:font-name-complex="HYÑWåtH" fo:font-size="21.5pt" style:font-size-asian="21.5pt" style:font-size-complex="21.5pt"/>
    </style:style>
    <style:style style:name="T518" style:family="text">
      <style:text-properties style:font-name="HYÑWåtH" style:font-name-complex="HYÑWåtH" fo:font-size="22pt" style:font-size-asian="22pt" style:font-size-complex="22pt"/>
    </style:style>
    <style:style style:name="T519" style:family="text">
      <style:text-properties style:font-name="HYÑWåtH" style:font-name-complex="HYÑWåtH" fo:font-size="23pt" style:font-size-asian="23pt" style:font-size-complex="23pt"/>
    </style:style>
    <style:style style:name="T520" style:family="text">
      <style:text-properties style:font-name="liguofu" style:font-name-complex="liguofu" fo:font-size="22pt" style:font-size-asian="22pt" style:font-size-complex="22pt"/>
    </style:style>
    <style:style style:name="T521" style:family="text">
      <style:text-properties style:font-name="HYÑWåtH" style:font-name-complex="HYÑWåtH" fo:font-size="23pt" style:font-size-asian="23pt" style:font-size-complex="23pt"/>
    </style:style>
    <style:style style:name="T522" style:family="text">
      <style:text-properties style:font-name="quietsky" style:font-name-complex="quietsky" fo:font-size="23pt" style:font-size-asian="23pt" style:font-size-complex="23pt"/>
    </style:style>
    <style:style style:name="T523" style:family="text">
      <style:text-properties style:font-name="liguofu" style:font-name-complex="liguofu" fo:font-size="21.5pt" style:font-size-asian="21.5pt" style:font-size-complex="21.5pt"/>
    </style:style>
    <style:style style:name="T524" style:family="text">
      <style:text-properties style:font-name="liguofu" style:font-name-complex="liguofu" fo:font-size="21pt" style:font-size-asian="21pt" style:font-size-complex="21pt"/>
    </style:style>
    <style:style style:name="T525" style:family="text">
      <style:text-properties style:font-name="liguofu" style:font-name-complex="liguofu" fo:font-size="21.5pt" style:font-size-asian="21.5pt" style:font-size-complex="21.5pt"/>
    </style:style>
    <style:style style:name="T526" style:family="text">
      <style:text-properties style:font-name="liguofu" style:font-name-complex="liguofu" fo:font-size="22pt" style:font-size-asian="22pt" style:font-size-complex="22pt"/>
    </style:style>
    <style:style style:name="T527" style:family="text">
      <style:text-properties style:font-name="quietsky" style:font-name-complex="quietsky" fo:font-size="22pt" style:font-size-asian="22pt" style:font-size-complex="22pt"/>
    </style:style>
    <style:style style:name="T528" style:family="text">
      <style:text-properties style:font-name="HYÑWåtH" style:font-name-complex="HYÑWåtH" fo:font-size="21.5pt" style:font-size-asian="21.5pt" style:font-size-complex="21.5pt"/>
    </style:style>
    <style:style style:name="T529" style:family="text">
      <style:text-properties style:font-name="liguofu" style:font-name-complex="liguofu" fo:font-size="21pt" style:font-size-asian="21pt" style:font-size-complex="21pt"/>
    </style:style>
    <style:style style:name="T530" style:family="text">
      <style:text-properties style:font-name="quietsky" style:font-name-complex="quietsky" fo:font-size="22pt" style:font-size-asian="22pt" style:font-size-complex="22pt"/>
    </style:style>
    <style:style style:name="T531" style:family="text">
      <style:text-properties style:font-name="liguofu" style:font-name-complex="liguofu" fo:font-size="21pt" style:font-size-asian="21pt" style:font-size-complex="21pt"/>
    </style:style>
    <style:style style:name="T532" style:family="text">
      <style:text-properties style:font-name="quietsky" style:font-name-complex="quietsky" fo:font-size="21.5pt" style:font-size-asian="21.5pt" style:font-size-complex="21.5pt"/>
    </style:style>
    <style:style style:name="T533" style:family="text">
      <style:text-properties style:font-name="liguofu" style:font-name-complex="liguofu" fo:font-size="22.5pt" style:font-size-asian="22.5pt" style:font-size-complex="22.5pt"/>
    </style:style>
    <style:style style:name="T534" style:family="text">
      <style:text-properties style:font-name="liguofu" style:font-name-complex="liguofu" fo:font-size="23pt" style:font-size-asian="23pt" style:font-size-complex="23pt"/>
    </style:style>
    <style:style style:name="T535" style:family="text">
      <style:text-properties style:font-name="liguofu" style:font-name-complex="liguofu" fo:font-size="22pt" style:font-size-asian="22pt" style:font-size-complex="22pt"/>
    </style:style>
    <style:style style:name="T536" style:family="text">
      <style:text-properties style:font-name="HYÑWåtH" style:font-name-complex="HYÑWåtH" fo:font-size="22pt" style:font-size-asian="22pt" style:font-size-complex="22pt"/>
    </style:style>
    <style:style style:name="T537" style:family="text">
      <style:text-properties style:font-name="quietsky" style:font-name-complex="quietsky" fo:font-size="23pt" style:font-size-asian="23pt" style:font-size-complex="23pt"/>
    </style:style>
    <style:style style:name="T538" style:family="text">
      <style:text-properties style:font-name="liguofu" style:font-name-complex="liguofu" fo:font-size="22pt" style:font-size-asian="22pt" style:font-size-complex="22pt"/>
    </style:style>
    <style:style style:name="T539" style:family="text">
      <style:text-properties style:font-name="quietsky" style:font-name-complex="quietsky" fo:font-size="21pt" style:font-size-asian="21pt" style:font-size-complex="21pt"/>
    </style:style>
    <style:style style:name="T540" style:family="text">
      <style:text-properties style:font-name="HYÑWåtH" style:font-name-complex="HYÑWåtH" fo:font-size="23pt" style:font-size-asian="23pt" style:font-size-complex="23pt"/>
    </style:style>
    <style:style style:name="T541" style:family="text">
      <style:text-properties style:font-name="liguofu" style:font-name-complex="liguofu" fo:font-size="22pt" style:font-size-asian="22pt" style:font-size-complex="22pt"/>
    </style:style>
    <style:style style:name="T542" style:family="text">
      <style:text-properties style:font-name="liguofu" style:font-name-complex="liguofu" fo:font-size="21.5pt" style:font-size-asian="21.5pt" style:font-size-complex="21.5pt"/>
    </style:style>
    <style:style style:name="T543" style:family="text">
      <style:text-properties style:font-name="liguofu" style:font-name-complex="liguofu" fo:font-size="22.5pt" style:font-size-asian="22.5pt" style:font-size-complex="22.5pt"/>
    </style:style>
    <style:style style:name="T544" style:family="text">
      <style:text-properties style:font-name="liguofu" style:font-name-complex="liguofu" fo:font-size="21.5pt" style:font-size-asian="21.5pt" style:font-size-complex="21.5pt"/>
    </style:style>
    <style:style style:name="T545" style:family="text">
      <style:text-properties style:font-name="HYÑWåtH" style:font-name-complex="HYÑWåtH" fo:font-size="23pt" style:font-size-asian="23pt" style:font-size-complex="23pt"/>
    </style:style>
    <style:style style:name="T546" style:family="text">
      <style:text-properties style:font-name="HYÑWåtH" style:font-name-complex="HYÑWåtH" fo:font-size="21.5pt" style:font-size-asian="21.5pt" style:font-size-complex="21.5pt"/>
    </style:style>
    <style:style style:name="T547" style:family="text">
      <style:text-properties style:font-name="quietsky" style:font-name-complex="quietsky" fo:font-size="22pt" style:font-size-asian="22pt" style:font-size-complex="22pt"/>
    </style:style>
    <style:style style:name="T548" style:family="text">
      <style:text-properties style:font-name="quietsky" style:font-name-complex="quietsky" fo:font-size="22pt" style:font-size-asian="22pt" style:font-size-complex="22pt"/>
    </style:style>
    <style:style style:name="T549" style:family="text">
      <style:text-properties style:font-name="HYÑWåtH" style:font-name-complex="HYÑWåtH" fo:font-size="22pt" style:font-size-asian="22pt" style:font-size-complex="22pt"/>
    </style:style>
    <style:style style:name="T550" style:family="text">
      <style:text-properties style:font-name="liguofu" style:font-name-complex="liguofu" fo:font-size="21pt" style:font-size-asian="21pt" style:font-size-complex="21pt"/>
    </style:style>
    <style:style style:name="T551" style:family="text">
      <style:text-properties style:font-name="quietsky" style:font-name-complex="quietsky" fo:font-size="22.5pt" style:font-size-asian="22.5pt" style:font-size-complex="22.5pt"/>
    </style:style>
    <style:style style:name="T552" style:family="text">
      <style:text-properties style:font-name="HYÑWåtH" style:font-name-complex="HYÑWåtH" fo:font-size="21pt" style:font-size-asian="21pt" style:font-size-complex="21pt"/>
    </style:style>
    <style:style style:name="T553" style:family="text">
      <style:text-properties style:font-name="HYÑWåtH" style:font-name-complex="HYÑWåtH" fo:font-size="23pt" style:font-size-asian="23pt" style:font-size-complex="23pt"/>
    </style:style>
    <style:style style:name="T554" style:family="text">
      <style:text-properties style:font-name="liguofu" style:font-name-complex="liguofu" fo:font-size="21.5pt" style:font-size-asian="21.5pt" style:font-size-complex="21.5pt"/>
    </style:style>
    <style:style style:name="T555" style:family="text">
      <style:text-properties style:font-name="liguofu" style:font-name-complex="liguofu" fo:font-size="21pt" style:font-size-asian="21pt" style:font-size-complex="21pt"/>
    </style:style>
    <style:style style:name="T556" style:family="text">
      <style:text-properties style:font-name="HYÑWåtH" style:font-name-complex="HYÑWåtH" fo:font-size="22pt" style:font-size-asian="22pt" style:font-size-complex="22pt"/>
    </style:style>
    <style:style style:name="T557" style:family="text">
      <style:text-properties style:font-name="liguofu" style:font-name-complex="liguofu" fo:font-size="23pt" style:font-size-asian="23pt" style:font-size-complex="23pt"/>
    </style:style>
    <style:style style:name="T558" style:family="text">
      <style:text-properties style:font-name="HYÑWåtH" style:font-name-complex="HYÑWåtH" fo:font-size="21.5pt" style:font-size-asian="21.5pt" style:font-size-complex="21.5pt"/>
    </style:style>
    <style:style style:name="T559" style:family="text">
      <style:text-properties style:font-name="liguofu" style:font-name-complex="liguofu" fo:font-size="21.5pt" style:font-size-asian="21.5pt" style:font-size-complex="21.5pt"/>
    </style:style>
    <style:style style:name="T560" style:family="text">
      <style:text-properties style:font-name="liguofu" style:font-name-complex="liguofu" fo:font-size="21pt" style:font-size-asian="21pt" style:font-size-complex="21pt"/>
    </style:style>
    <style:style style:name="T561" style:family="text">
      <style:text-properties style:font-name="liguofu" style:font-name-complex="liguofu" fo:font-size="21.5pt" style:font-size-asian="21.5pt" style:font-size-complex="21.5pt"/>
    </style:style>
    <style:style style:name="T562" style:family="text">
      <style:text-properties style:font-name="quietsky" style:font-name-complex="quietsky" fo:font-size="21pt" style:font-size-asian="21pt" style:font-size-complex="21pt"/>
    </style:style>
    <style:style style:name="T563" style:family="text">
      <style:text-properties style:font-name="quietsky" style:font-name-complex="quietsky" fo:font-size="22pt" style:font-size-asian="22pt" style:font-size-complex="22pt"/>
    </style:style>
    <style:style style:name="T564" style:family="text">
      <style:text-properties style:font-name="quietsky" style:font-name-complex="quietsky" fo:font-size="23pt" style:font-size-asian="23pt" style:font-size-complex="23pt"/>
    </style:style>
    <style:style style:name="T565" style:family="text">
      <style:text-properties style:font-name="HYÑWåtH" style:font-name-complex="HYÑWåtH" fo:font-size="22.5pt" style:font-size-asian="22.5pt" style:font-size-complex="22.5pt"/>
    </style:style>
    <style:style style:name="T566" style:family="text">
      <style:text-properties style:font-name="HYÑWåtH" style:font-name-complex="HYÑWåtH" fo:font-size="22pt" style:font-size-asian="22pt" style:font-size-complex="22pt"/>
    </style:style>
    <style:style style:name="T567" style:family="text">
      <style:text-properties style:font-name="HYÑWåtH" style:font-name-complex="HYÑWåtH" fo:font-size="21.5pt" style:font-size-asian="21.5pt" style:font-size-complex="21.5pt"/>
    </style:style>
    <style:style style:name="T568" style:family="text">
      <style:text-properties style:font-name="HYÑWåtH" style:font-name-complex="HYÑWåtH" fo:font-size="21pt" style:font-size-asian="21pt" style:font-size-complex="21pt"/>
    </style:style>
    <style:style style:name="T569" style:family="text">
      <style:text-properties style:font-name="HYÑWåtH" style:font-name-complex="HYÑWåtH" fo:font-size="22.5pt" style:font-size-asian="22.5pt" style:font-size-complex="22.5pt"/>
    </style:style>
    <style:style style:name="T570" style:family="text">
      <style:text-properties style:font-name="liguofu" style:font-name-complex="liguofu" fo:font-size="21.5pt" style:font-size-asian="21.5pt" style:font-size-complex="21.5pt"/>
    </style:style>
    <style:style style:name="T571" style:family="text">
      <style:text-properties style:font-name="liguofu" style:font-name-complex="liguofu" fo:font-size="22.5pt" style:font-size-asian="22.5pt" style:font-size-complex="22.5pt"/>
    </style:style>
    <style:style style:name="T572" style:family="text">
      <style:text-properties style:font-name="HYÑWåtH" style:font-name-complex="HYÑWåtH" fo:font-size="21.5pt" style:font-size-asian="21.5pt" style:font-size-complex="21.5pt"/>
    </style:style>
    <style:style style:name="T573" style:family="text">
      <style:text-properties style:font-name="quietsky" style:font-name-complex="quietsky" fo:font-size="23pt" style:font-size-asian="23pt" style:font-size-complex="23pt"/>
    </style:style>
    <style:style style:name="T574" style:family="text">
      <style:text-properties style:font-name="HYÑWåtH" style:font-name-complex="HYÑWåtH" fo:font-size="22pt" style:font-size-asian="22pt" style:font-size-complex="22pt"/>
    </style:style>
    <style:style style:name="T575" style:family="text">
      <style:text-properties style:font-name="HYÑWåtH" style:font-name-complex="HYÑWåtH" fo:font-size="21.5pt" style:font-size-asian="21.5pt" style:font-size-complex="21.5pt"/>
    </style:style>
    <style:style style:name="T576" style:family="text">
      <style:text-properties style:font-name="liguofu" style:font-name-complex="liguofu" fo:font-size="22.5pt" style:font-size-asian="22.5pt" style:font-size-complex="22.5pt"/>
    </style:style>
    <style:style style:name="T577" style:family="text">
      <style:text-properties style:font-name="quietsky" style:font-name-complex="quietsky" fo:font-size="22pt" style:font-size-asian="22pt" style:font-size-complex="22pt"/>
    </style:style>
    <style:style style:name="T578" style:family="text">
      <style:text-properties style:font-name="HYÑWåtH" style:font-name-complex="HYÑWåtH" fo:font-size="21pt" style:font-size-asian="21pt" style:font-size-complex="21pt"/>
    </style:style>
    <style:style style:name="T579" style:family="text">
      <style:text-properties style:font-name="HYÑWåtH" style:font-name-complex="HYÑWåtH" fo:font-size="22pt" style:font-size-asian="22pt" style:font-size-complex="22pt"/>
    </style:style>
    <style:style style:name="T580" style:family="text">
      <style:text-properties style:font-name="quietsky" style:font-name-complex="quietsky" fo:font-size="22pt" style:font-size-asian="22pt" style:font-size-complex="22pt"/>
    </style:style>
    <style:style style:name="T581" style:family="text">
      <style:text-properties style:font-name="quietsky" style:font-name-complex="quietsky" fo:font-size="21.5pt" style:font-size-asian="21.5pt" style:font-size-complex="21.5pt"/>
    </style:style>
    <style:style style:name="T582" style:family="text">
      <style:text-properties style:font-name="quietsky" style:font-name-complex="quietsky" fo:font-size="21.5pt" style:font-size-asian="21.5pt" style:font-size-complex="21.5pt"/>
    </style:style>
    <style:style style:name="T583" style:family="text">
      <style:text-properties style:font-name="liguofu" style:font-name-complex="liguofu" fo:font-size="21.5pt" style:font-size-asian="21.5pt" style:font-size-complex="21.5pt"/>
    </style:style>
    <style:style style:name="T584" style:family="text">
      <style:text-properties style:font-name="liguofu" style:font-name-complex="liguofu" fo:font-size="21.5pt" style:font-size-asian="21.5pt" style:font-size-complex="21.5pt"/>
    </style:style>
    <style:style style:name="T585" style:family="text">
      <style:text-properties style:font-name="quietsky" style:font-name-complex="quietsky" fo:font-size="21pt" style:font-size-asian="21pt" style:font-size-complex="21pt"/>
    </style:style>
    <style:style style:name="T586" style:family="text">
      <style:text-properties style:font-name="quietsky" style:font-name-complex="quietsky" fo:font-size="21.5pt" style:font-size-asian="21.5pt" style:font-size-complex="21.5pt"/>
    </style:style>
    <style:style style:name="T587" style:family="text">
      <style:text-properties style:font-name="HYÑWåtH" style:font-name-complex="HYÑWåtH" fo:font-size="22.5pt" style:font-size-asian="22.5pt" style:font-size-complex="22.5pt"/>
    </style:style>
    <style:style style:name="T588" style:family="text">
      <style:text-properties style:font-name="quietsky" style:font-name-complex="quietsky" fo:font-size="23pt" style:font-size-asian="23pt" style:font-size-complex="23pt"/>
    </style:style>
    <style:style style:name="T589" style:family="text">
      <style:text-properties style:font-name="quietsky" style:font-name-complex="quietsky" fo:font-size="21.5pt" style:font-size-asian="21.5pt" style:font-size-complex="21.5pt"/>
    </style:style>
    <style:style style:name="T590" style:family="text">
      <style:text-properties style:font-name="HYÑWåtH" style:font-name-complex="HYÑWåtH" fo:font-size="23pt" style:font-size-asian="23pt" style:font-size-complex="23pt"/>
    </style:style>
    <style:style style:name="T591" style:family="text">
      <style:text-properties style:font-name="HYÑWåtH" style:font-name-complex="HYÑWåtH" fo:font-size="21pt" style:font-size-asian="21pt" style:font-size-complex="21pt"/>
    </style:style>
    <style:style style:name="T592" style:family="text">
      <style:text-properties style:font-name="liguofu" style:font-name-complex="liguofu" fo:font-size="21.5pt" style:font-size-asian="21.5pt" style:font-size-complex="21.5pt"/>
    </style:style>
    <style:style style:name="T593" style:family="text">
      <style:text-properties style:font-name="HYÑWåtH" style:font-name-complex="HYÑWåtH" fo:font-size="23pt" style:font-size-asian="23pt" style:font-size-complex="23pt"/>
    </style:style>
    <style:style style:name="T594" style:family="text">
      <style:text-properties style:font-name="quietsky" style:font-name-complex="quietsky" fo:font-size="23pt" style:font-size-asian="23pt" style:font-size-complex="23pt"/>
    </style:style>
    <style:style style:name="T595" style:family="text">
      <style:text-properties style:font-name="quietsky" style:font-name-complex="quietsky" fo:font-size="23pt" style:font-size-asian="23pt" style:font-size-complex="23pt"/>
    </style:style>
    <style:style style:name="T596" style:family="text">
      <style:text-properties style:font-name="liguofu" style:font-name-complex="liguofu" fo:font-size="22pt" style:font-size-asian="22pt" style:font-size-complex="22pt"/>
    </style:style>
    <style:style style:name="T597" style:family="text">
      <style:text-properties style:font-name="HYÑWåtH" style:font-name-complex="HYÑWåtH" fo:font-size="23pt" style:font-size-asian="23pt" style:font-size-complex="23pt"/>
    </style:style>
    <style:style style:name="T598" style:family="text">
      <style:text-properties style:font-name="quietsky" style:font-name-complex="quietsky" fo:font-size="22pt" style:font-size-asian="22pt" style:font-size-complex="22pt"/>
    </style:style>
    <style:style style:name="T599" style:family="text">
      <style:text-properties style:font-name="HYÑWåtH" style:font-name-complex="HYÑWåtH" fo:font-size="22.5pt" style:font-size-asian="22.5pt" style:font-size-complex="22.5pt"/>
    </style:style>
    <style:style style:name="T600" style:family="text">
      <style:text-properties style:font-name="HYÑWåtH" style:font-name-complex="HYÑWåtH" fo:font-size="21pt" style:font-size-asian="21pt" style:font-size-complex="21pt"/>
    </style:style>
    <style:style style:name="T601" style:family="text">
      <style:text-properties style:font-name="HYÑWåtH" style:font-name-complex="HYÑWåtH" fo:font-size="22pt" style:font-size-asian="22pt" style:font-size-complex="22pt"/>
    </style:style>
    <style:style style:name="T602" style:family="text">
      <style:text-properties style:font-name="liguofu" style:font-name-complex="liguofu" fo:font-size="21pt" style:font-size-asian="21pt" style:font-size-complex="21pt"/>
    </style:style>
    <style:style style:name="T603" style:family="text">
      <style:text-properties style:font-name="quietsky" style:font-name-complex="quietsky" fo:font-size="23pt" style:font-size-asian="23pt" style:font-size-complex="23pt"/>
    </style:style>
    <style:style style:name="T604" style:family="text">
      <style:text-properties style:font-name="liguofu" style:font-name-complex="liguofu" fo:font-size="21pt" style:font-size-asian="21pt" style:font-size-complex="21pt"/>
    </style:style>
    <style:style style:name="T605" style:family="text">
      <style:text-properties style:font-name="liguofu" style:font-name-complex="liguofu" fo:font-size="23pt" style:font-size-asian="23pt" style:font-size-complex="23pt"/>
    </style:style>
    <style:style style:name="T606" style:family="text">
      <style:text-properties style:font-name="liguofu" style:font-name-complex="liguofu" fo:font-size="21.5pt" style:font-size-asian="21.5pt" style:font-size-complex="21.5pt"/>
    </style:style>
    <style:style style:name="T607" style:family="text">
      <style:text-properties style:font-name="quietsky" style:font-name-complex="quietsky" fo:font-size="21pt" style:font-size-asian="21pt" style:font-size-complex="21pt"/>
    </style:style>
    <style:style style:name="T608" style:family="text">
      <style:text-properties style:font-name="liguofu" style:font-name-complex="liguofu" fo:font-size="21pt" style:font-size-asian="21pt" style:font-size-complex="21pt"/>
    </style:style>
    <style:style style:name="T609" style:family="text">
      <style:text-properties style:font-name="HYÑWåtH" style:font-name-complex="HYÑWåtH" fo:font-size="22pt" style:font-size-asian="22pt" style:font-size-complex="22pt"/>
    </style:style>
    <style:style style:name="T610" style:family="text">
      <style:text-properties style:font-name="liguofu" style:font-name-complex="liguofu" fo:font-size="21pt" style:font-size-asian="21pt" style:font-size-complex="21pt"/>
    </style:style>
    <style:style style:name="T611" style:family="text">
      <style:text-properties style:font-name="HYÑWåtH" style:font-name-complex="HYÑWåtH" fo:font-size="21.5pt" style:font-size-asian="21.5pt" style:font-size-complex="21.5pt"/>
    </style:style>
    <style:style style:name="T612" style:family="text">
      <style:text-properties style:font-name="quietsky" style:font-name-complex="quietsky" fo:font-size="21pt" style:font-size-asian="21pt" style:font-size-complex="21pt"/>
    </style:style>
    <style:style style:name="T613" style:family="text">
      <style:text-properties style:font-name="liguofu" style:font-name-complex="liguofu" fo:font-size="22.5pt" style:font-size-asian="22.5pt" style:font-size-complex="22.5pt"/>
    </style:style>
    <style:style style:name="T614" style:family="text">
      <style:text-properties style:font-name="HYÑWåtH" style:font-name-complex="HYÑWåtH" fo:font-size="23pt" style:font-size-asian="23pt" style:font-size-complex="23pt"/>
    </style:style>
    <style:style style:name="T615" style:family="text">
      <style:text-properties style:font-name="liguofu" style:font-name-complex="liguofu" fo:font-size="21pt" style:font-size-asian="21pt" style:font-size-complex="21pt"/>
    </style:style>
    <style:style style:name="T616" style:family="text">
      <style:text-properties style:font-name="liguofu" style:font-name-complex="liguofu" fo:font-size="22pt" style:font-size-asian="22pt" style:font-size-complex="22pt"/>
    </style:style>
    <style:style style:name="T617" style:family="text">
      <style:text-properties style:font-name="quietsky" style:font-name-complex="quietsky" fo:font-size="21.5pt" style:font-size-asian="21.5pt" style:font-size-complex="21.5pt"/>
    </style:style>
    <style:style style:name="T618" style:family="text">
      <style:text-properties style:font-name="liguofu" style:font-name-complex="liguofu" fo:font-size="21pt" style:font-size-asian="21pt" style:font-size-complex="21pt"/>
    </style:style>
    <style:style style:name="T619" style:family="text">
      <style:text-properties style:font-name="liguofu" style:font-name-complex="liguofu" fo:font-size="23pt" style:font-size-asian="23pt" style:font-size-complex="23pt"/>
    </style:style>
    <style:style style:name="T620" style:family="text">
      <style:text-properties style:font-name="quietsky" style:font-name-complex="quietsky" fo:font-size="22pt" style:font-size-asian="22pt" style:font-size-complex="22pt"/>
    </style:style>
    <style:style style:name="T621" style:family="text">
      <style:text-properties style:font-name="HYÑWåtH" style:font-name-complex="HYÑWåtH" fo:font-size="21.5pt" style:font-size-asian="21.5pt" style:font-size-complex="21.5pt"/>
    </style:style>
    <style:style style:name="T622" style:family="text">
      <style:text-properties style:font-name="quietsky" style:font-name-complex="quietsky" fo:font-size="21pt" style:font-size-asian="21pt" style:font-size-complex="21pt"/>
    </style:style>
    <style:style style:name="T623" style:family="text">
      <style:text-properties style:font-name="quietsky" style:font-name-complex="quietsky" fo:font-size="22pt" style:font-size-asian="22pt" style:font-size-complex="22pt"/>
    </style:style>
    <style:style style:name="T624" style:family="text">
      <style:text-properties style:font-name="HYÑWåtH" style:font-name-complex="HYÑWåtH" fo:font-size="21.5pt" style:font-size-asian="21.5pt" style:font-size-complex="21.5pt"/>
    </style:style>
    <style:style style:name="T625" style:family="text">
      <style:text-properties style:font-name="liguofu" style:font-name-complex="liguofu" fo:font-size="23pt" style:font-size-asian="23pt" style:font-size-complex="23pt"/>
    </style:style>
    <style:style style:name="T626" style:family="text">
      <style:text-properties style:font-name="quietsky" style:font-name-complex="quietsky" fo:font-size="22pt" style:font-size-asian="22pt" style:font-size-complex="22pt"/>
    </style:style>
    <style:style style:name="T627" style:family="text">
      <style:text-properties style:font-name="quietsky" style:font-name-complex="quietsky" fo:font-size="23pt" style:font-size-asian="23pt" style:font-size-complex="23pt"/>
    </style:style>
    <style:style style:name="T628" style:family="text">
      <style:text-properties style:font-name="HYÑWåtH" style:font-name-complex="HYÑWåtH" fo:font-size="22pt" style:font-size-asian="22pt" style:font-size-complex="22pt"/>
    </style:style>
    <style:style style:name="T629" style:family="text">
      <style:text-properties style:font-name="quietsky" style:font-name-complex="quietsky" fo:font-size="21.5pt" style:font-size-asian="21.5pt" style:font-size-complex="21.5pt"/>
    </style:style>
    <style:style style:name="T630" style:family="text">
      <style:text-properties style:font-name="liguofu" style:font-name-complex="liguofu" fo:font-size="21pt" style:font-size-asian="21pt" style:font-size-complex="21pt"/>
    </style:style>
    <style:style style:name="T631" style:family="text">
      <style:text-properties style:font-name="HYÑWåtH" style:font-name-complex="HYÑWåtH" fo:font-size="21.5pt" style:font-size-asian="21.5pt" style:font-size-complex="21.5pt"/>
    </style:style>
    <style:style style:name="T632" style:family="text">
      <style:text-properties style:font-name="HYÑWåtH" style:font-name-complex="HYÑWåtH" fo:font-size="23pt" style:font-size-asian="23pt" style:font-size-complex="23pt"/>
    </style:style>
    <style:style style:name="T633" style:family="text">
      <style:text-properties style:font-name="quietsky" style:font-name-complex="quietsky" fo:font-size="22.5pt" style:font-size-asian="22.5pt" style:font-size-complex="22.5pt"/>
    </style:style>
    <style:style style:name="T634" style:family="text">
      <style:text-properties style:font-name="liguofu" style:font-name-complex="liguofu" fo:font-size="22.5pt" style:font-size-asian="22.5pt" style:font-size-complex="22.5pt"/>
    </style:style>
    <style:style style:name="T635" style:family="text">
      <style:text-properties style:font-name="liguofu" style:font-name-complex="liguofu" fo:font-size="23pt" style:font-size-asian="23pt" style:font-size-complex="23pt"/>
    </style:style>
    <style:style style:name="T636" style:family="text">
      <style:text-properties style:font-name="HYÑWåtH" style:font-name-complex="HYÑWåtH" fo:font-size="21.5pt" style:font-size-asian="21.5pt" style:font-size-complex="21.5pt"/>
    </style:style>
    <style:style style:name="T637" style:family="text">
      <style:text-properties style:font-name="HYÑWåtH" style:font-name-complex="HYÑWåtH" fo:font-size="22pt" style:font-size-asian="22pt" style:font-size-complex="22pt"/>
    </style:style>
    <style:style style:name="T638" style:family="text">
      <style:text-properties style:font-name="liguofu" style:font-name-complex="liguofu" fo:font-size="21pt" style:font-size-asian="21pt" style:font-size-complex="21pt"/>
    </style:style>
    <style:style style:name="T639" style:family="text">
      <style:text-properties style:font-name="HYÑWåtH" style:font-name-complex="HYÑWåtH" fo:font-size="22.5pt" style:font-size-asian="22.5pt" style:font-size-complex="22.5pt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吕</text:span><text:span text:style-name="T2">布</text:span><text:span text:style-name="T3">使</text:span><text:span text:style-name="T4">人</text:span><text:span text:style-name="T5">探</text:span><text:span text:style-name="T6">听</text:span><text:span text:style-name="T7">得</text:span><text:span text:style-name="T8">张</text:span><text:span text:style-name="T9">勋</text:span><text:span text:style-name="T10">一</text:span><text:span text:style-name="T11">军</text:span><text:span text:style-name="T12">从</text:span><text:span text:style-name="T13">大</text:span><text:span text:style-name="T14">路</text:span><text:span text:style-name="T15">径</text:span><text:span text:style-name="T16">取</text:span><text:span text:style-name="T17">徐</text:span><text:span text:style-name="T18">州</text:span><text:span text:style-name="T19">，</text:span><text:span text:style-name="T20">桥</text:span><text:span text:style-name="T21">蕤</text:span><text:span text:style-name="T22">一</text:span><text:span text:style-name="T23">军</text:span><text:span text:style-name="T24">取</text:span><text:span text:style-name="T25">小</text:span><text:span text:style-name="T26">沛</text:span><text:span text:style-name="T27">，</text:span><text:span text:style-name="T28">陈</text:span><text:span text:style-name="T29">纪</text:span><text:span text:style-name="T30">一</text:span><text:span text:style-name="T31">军</text:span><text:span text:style-name="T32">取</text:span><text:span text:style-name="T33">沂</text:span><text:span text:style-name="T34">都</text:span><text:span text:style-name="T35">，</text:span><text:span text:style-name="T36">雷</text:span><text:span text:style-name="T37">薄</text:span><text:span text:style-name="T38">一</text:span><text:span text:style-name="T39">军</text:span><text:span text:style-name="T40">取</text:span><text:span text:style-name="T41">琅</text:span><text:span text:style-name="T42">琊</text:span><text:span text:style-name="T43">，</text:span><text:span text:style-name="T44">陈</text:span><text:span text:style-name="T45">兰</text:span><text:span text:style-name="T46">一</text:span><text:span text:style-name="T47">军</text:span><text:span text:style-name="T48">取</text:span><text:span text:style-name="T49">碣</text:span><text:span text:style-name="T50">石</text:span><text:span text:style-name="T51">，</text:span><text:span text:style-name="T52">韩</text:span><text:span text:style-name="T53">暹</text:span><text:span text:style-name="T54">一</text:span><text:span text:style-name="T55">军</text:span><text:span text:style-name="T56">取</text:span><text:span text:style-name="T57">下</text:span><text:span text:style-name="T58">邳</text:span><text:span text:style-name="T59">，</text:span><text:span text:style-name="T60">杨</text:span><text:span text:style-name="T61">奉</text:span><text:span text:style-name="T62">一</text:span><text:span text:style-name="T63">军</text:span><text:span text:style-name="T64">取</text:span><text:span text:style-name="T65">浚</text:span><text:span text:style-name="T66">山</text:span><text:span text:style-name="T67">：</text:span><text:span text:style-name="T68">七</text:span><text:span text:style-name="T69">路</text:span><text:span text:style-name="T70">军</text:span><text:span text:style-name="T71">马</text:span><text:span text:style-name="T72">，</text:span><text:span text:style-name="T73">日</text:span><text:span text:style-name="T74">行</text:span><text:span text:style-name="T75">五</text:span><text:span text:style-name="T76">十</text:span><text:span text:style-name="T77">里</text:span><text:span text:style-name="T78">，</text:span><text:span text:style-name="T79">于</text:span><text:span text:style-name="T80">路</text:span><text:span text:style-name="T81">劫</text:span><text:span text:style-name="T82">掠</text:span><text:span text:style-name="T83">将</text:span><text:span text:style-name="T84">来</text:span><text:span text:style-name="T85">。</text:span><text:span text:style-name="T86">乃</text:span><text:span text:style-name="T87">急</text:span><text:span text:style-name="T88">召</text:span><text:span text:style-name="T89">众</text:span><text:span text:style-name="T90">谋</text:span><text:span text:style-name="T91">士</text:span><text:span text:style-name="T92">商</text:span><text:span text:style-name="T93">议</text:span><text:span text:style-name="T94">，</text:span><text:span text:style-name="T95">陈</text:span><text:span text:style-name="T96">宫</text:span><text:span text:style-name="T97">与</text:span><text:span text:style-name="T98">陈</text:span><text:span text:style-name="T99">珪</text:span><text:span text:style-name="T100">父</text:span><text:span text:style-name="T101">子</text:span><text:span text:style-name="T102">俱</text:span><text:span text:style-name="T103">至</text:span><text:span text:style-name="T104">。</text:span><text:span text:style-name="T105">陈</text:span><text:span text:style-name="T106">宫</text:span><text:span text:style-name="T107">曰</text:span><text:span text:style-name="T108">：</text:span><text:span text:style-name="T109">“</text:span><text:span text:style-name="T110">徐</text:span><text:span text:style-name="T111">州</text:span><text:span text:style-name="T112">之</text:span><text:span text:style-name="T113">祸</text:span><text:span text:style-name="T114">，</text:span><text:span text:style-name="T115">乃</text:span><text:span text:style-name="T116">陈</text:span><text:span text:style-name="T117">珪</text:span><text:span text:style-name="T118">父</text:span><text:span text:style-name="T119">子</text:span><text:span text:style-name="T120">所</text:span><text:span text:style-name="T121">招</text:span><text:span text:style-name="T122">，</text:span><text:span text:style-name="T123">媚</text:span><text:span text:style-name="T124">朝</text:span><text:span text:style-name="T125">廷</text:span><text:span text:style-name="T126">以</text:span><text:span text:style-name="T127">求</text:span><text:span text:style-name="T128">爵</text:span><text:span text:style-name="T129">禄</text:span><text:span text:style-name="T130">，</text:span><text:span text:style-name="T131">今</text:span><text:span text:style-name="T132">日</text:span><text:span text:style-name="T133">移</text:span><text:span text:style-name="T134">祸</text:span><text:span text:style-name="T135">于</text:span><text:span text:style-name="T136">将</text:span><text:span text:style-name="T137">军</text:span><text:span text:style-name="T138">。</text:span><text:span text:style-name="T139">可</text:span><text:span text:style-name="T140">斩</text:span><text:span text:style-name="T141">二</text:span><text:span text:style-name="T142">人</text:span><text:span text:style-name="T143">之</text:span><text:span text:style-name="T144">头</text:span><text:span text:style-name="T145">献</text:span><text:span text:style-name="T146">袁</text:span><text:span text:style-name="T147">术</text:span><text:span text:style-name="T148">，</text:span><text:span text:style-name="T149">其</text:span><text:span text:style-name="T150">军</text:span><text:span text:style-name="T151">自</text:span><text:span text:style-name="T152">退</text:span><text:span text:style-name="T153">。</text:span><text:span text:style-name="T154">”</text:span><text:span text:style-name="T155">布</text:span><text:span text:style-name="T156">听</text:span><text:span text:style-name="T157">其</text:span><text:span text:style-name="T158">言</text:span><text:span text:style-name="T159">，</text:span><text:span text:style-name="T160">即</text:span><text:span text:style-name="T161">命</text:span><text:span text:style-name="T162">擒</text:span><text:span text:style-name="T163">下</text:span><text:span text:style-name="T164">陈</text:span><text:span text:style-name="T165">珪</text:span><text:span text:style-name="T166">、</text:span><text:span text:style-name="T167">陈</text:span><text:span text:style-name="T168">登</text:span><text:span text:style-name="T169">。</text:span><text:span text:style-name="T170">陈</text:span><text:span text:style-name="T171">登</text:span><text:span text:style-name="T172">大</text:span><text:span text:style-name="T173">笑</text:span><text:span text:style-name="T174">曰</text:span><text:span text:style-name="T175">：</text:span><text:span text:style-name="T176">“</text:span><text:span text:style-name="T177">何</text:span><text:span text:style-name="T178">如</text:span><text:span text:style-name="T179">是</text:span><text:span text:style-name="T180">之</text:span><text:span text:style-name="T181">懦</text:span><text:span text:style-name="T182">也</text:span><text:span text:style-name="T183">？</text:span><text:span text:style-name="T184">吾</text:span><text:span text:style-name="T185">观</text:span><text:span text:style-name="T186">七</text:span><text:span text:style-name="T187">路</text:span><text:span text:style-name="T188">之</text:span><text:span text:style-name="T189">兵</text:span><text:span text:style-name="T190">，</text:span><text:span text:style-name="T191">如</text:span><text:span text:style-name="T192">七</text:span><text:span text:style-name="T193">堆</text:span><text:span text:style-name="T194">腐</text:span><text:span text:style-name="T195">草</text:span><text:span text:style-name="T196">，</text:span><text:span text:style-name="T197">何</text:span><text:span text:style-name="T198">足</text:span><text:span text:style-name="T199">介</text:span><text:span text:style-name="T200">意</text:span><text:span text:style-name="T201">！</text:span><text:span text:style-name="T202">”</text:span><text:span text:style-name="T203">布</text:span><text:span text:style-name="T204">曰</text:span><text:span text:style-name="T205">：</text:span><text:span text:style-name="T206">“</text:span><text:span text:style-name="T207">汝</text:span><text:span text:style-name="T208">若</text:span><text:span text:style-name="T209">有</text:span><text:span text:style-name="T210">计</text:span><text:span text:style-name="T211">破</text:span><text:span text:style-name="T212">敌</text:span><text:span text:style-name="T213">、</text:span><text:span text:style-name="T214">免</text:span><text:span text:style-name="T215">汝</text:span><text:span text:style-name="T216">死</text:span><text:span text:style-name="T217">罪</text:span><text:span text:style-name="T218">。</text:span><text:span text:style-name="T219">”</text:span><text:span text:style-name="T220">陈</text:span><text:span text:style-name="T221">登</text:span><text:span text:style-name="T222">曰</text:span><text:span text:style-name="T223">：</text:span><text:span text:style-name="T224">“</text:span><text:span text:style-name="T225">将</text:span><text:span text:style-name="T226">军</text:span><text:span text:style-name="T227">若</text:span><text:span text:style-name="T228">用</text:span><text:span text:style-name="T229">老</text:span><text:span text:style-name="T230">夫</text:span><text:span text:style-name="T231">之</text:span><text:span text:style-name="T232">言</text:span><text:span text:style-name="T233">，</text:span><text:span text:style-name="T234">徐</text:span><text:span text:style-name="T235">州</text:span><text:span text:style-name="T236">可</text:span><text:span text:style-name="T237">保</text:span><text:span text:style-name="T238">无</text:span><text:span text:style-name="T239">虞</text:span><text:span text:style-name="T240">。</text:span><text:span text:style-name="T241">”</text:span><text:span text:style-name="T242">布</text:span><text:span text:style-name="T243">曰</text:span><text:span text:style-name="T244">：</text:span><text:span text:style-name="T245">“</text:span><text:span text:style-name="T246">试</text:span><text:span text:style-name="T247">言</text:span><text:span text:style-name="T248">之</text:span><text:span text:style-name="T249">。</text:span><text:span text:style-name="T250">”</text:span><text:span text:style-name="T251">登</text:span><text:span text:style-name="T252">曰</text:span><text:span text:style-name="T253">：</text:span><text:span text:style-name="T254">“</text:span><text:span text:style-name="T255">术</text:span><text:span text:style-name="T256">兵</text:span><text:span text:style-name="T257">虽</text:span><text:span text:style-name="T258">众</text:span><text:span text:style-name="T259">，</text:span><text:span text:style-name="T260">皆</text:span><text:span text:style-name="T261">乌</text:span><text:span text:style-name="T262">合</text:span><text:span text:style-name="T263">之</text:span><text:span text:style-name="T264">师</text:span><text:span text:style-name="T265">，</text:span><text:span text:style-name="T266">素</text:span><text:span text:style-name="T267">不</text:span><text:span text:style-name="T268">亲</text:span><text:span text:style-name="T269">信</text:span><text:span text:style-name="T270">；</text:span><text:span text:style-name="T271">我</text:span><text:span text:style-name="T272">以</text:span><text:span text:style-name="T273">正</text:span><text:span text:style-name="T274">兵</text:span><text:span text:style-name="T275">守</text:span><text:span text:style-name="T276">之</text:span><text:span text:style-name="T277">，</text:span><text:span text:style-name="T278">出</text:span><text:span text:style-name="T279">奇</text:span><text:span text:style-name="T280">兵</text:span><text:span text:style-name="T281">胜</text:span><text:span text:style-name="T282">之</text:span><text:span text:style-name="T283">，</text:span><text:span text:style-name="T284">无</text:span><text:span text:style-name="T285">不</text:span><text:span text:style-name="T286">成</text:span><text:span text:style-name="T287">功</text:span><text:span text:style-name="T288">。</text:span><text:span text:style-name="T289">更</text:span><text:span text:style-name="T290">有</text:span><text:span text:style-name="T291">一</text:span><text:span text:style-name="T292">计</text:span><text:span text:style-name="T293">，</text:span><text:span text:style-name="T294">不</text:span><text:span text:style-name="T295">止</text:span><text:span text:style-name="T296">保</text:span><text:span text:style-name="T297">安</text:span><text:span text:style-name="T298">徐</text:span><text:span text:style-name="T299">州</text:span><text:span text:style-name="T300">，</text:span><text:span text:style-name="T301">并</text:span><text:span text:style-name="T302">可</text:span><text:span text:style-name="T303">生</text:span><text:span text:style-name="T304">擒</text:span><text:span text:style-name="T305">袁</text:span><text:span text:style-name="T306">术</text:span><text:span text:style-name="T307">。</text:span><text:span text:style-name="T308">”</text:span><text:span text:style-name="T309">布</text:span><text:span text:style-name="T310">曰</text:span><text:span text:style-name="T311">：</text:span><text:span text:style-name="T312">“</text:span><text:span text:style-name="T313">计</text:span><text:span text:style-name="T314">将</text:span><text:span text:style-name="T315">安</text:span><text:span text:style-name="T316">出</text:span><text:span text:style-name="T317">？</text:span><text:span text:style-name="T318">”</text:span></text:p>
        <text:p text:style-name="Standard"/>
        <text:p><text:span text:style-name="T319"> </text:span></text:p>
        <text:p><text:span text:style-name="T320">登</text:span><text:span text:style-name="T321">曰</text:span><text:span text:style-name="T322">：</text:span><text:span text:style-name="T323">“</text:span><text:span text:style-name="T324">韩</text:span><text:span text:style-name="T325">暹</text:span><text:span text:style-name="T326">、</text:span><text:span text:style-name="T327">杨</text:span><text:span text:style-name="T328">奉</text:span><text:span text:style-name="T329">乃</text:span><text:span text:style-name="T330">汉</text:span><text:span text:style-name="T331">旧</text:span><text:span text:style-name="T332">臣</text:span><text:span text:style-name="T333">，</text:span><text:span text:style-name="T334">因</text:span><text:span text:style-name="T335">惧</text:span><text:span text:style-name="T336">曹</text:span><text:span text:style-name="T337">操</text:span><text:span text:style-name="T338">而</text:span><text:span text:style-name="T339">走</text:span><text:span text:style-name="T340">，</text:span><text:span text:style-name="T341">无</text:span><text:span text:style-name="T342">家</text:span><text:span text:style-name="T343">可</text:span><text:span text:style-name="T344">依</text:span><text:span text:style-name="T345">，</text:span><text:span text:style-name="T346">暂</text:span><text:span text:style-name="T347">归</text:span><text:span text:style-name="T348">袁</text:span><text:span text:style-name="T349">术</text:span><text:span text:style-name="T350">；</text:span><text:span text:style-name="T351">术</text:span><text:span text:style-name="T352">必</text:span><text:span text:style-name="T353">轻</text:span><text:span text:style-name="T354">之</text:span><text:span text:style-name="T355">，</text:span><text:span text:style-name="T356">彼</text:span><text:span text:style-name="T357">亦</text:span><text:span text:style-name="T358">不</text:span><text:span text:style-name="T359">乐</text:span><text:span text:style-name="T360">为</text:span><text:span text:style-name="T361">术</text:span><text:span text:style-name="T362">用</text:span><text:span text:style-name="T363">。</text:span><text:span text:style-name="T364">若</text:span><text:span text:style-name="T365">凭</text:span><text:span text:style-name="T366">尺</text:span><text:span text:style-name="T367">书</text:span><text:span text:style-name="T368">结</text:span><text:span text:style-name="T369">为</text:span><text:span text:style-name="T370">内</text:span><text:span text:style-name="T371">应</text:span><text:span text:style-name="T372">，</text:span><text:span text:style-name="T373">更</text:span><text:span text:style-name="T374">连</text:span><text:span text:style-name="T375">刘</text:span><text:span text:style-name="T376">备</text:span><text:span text:style-name="T377">为</text:span><text:span text:style-name="T378">外</text:span><text:span text:style-name="T379">合</text:span><text:span text:style-name="T380">，</text:span><text:span text:style-name="T381">必</text:span><text:span text:style-name="T382">擒</text:span><text:span text:style-name="T383">袁</text:span><text:span text:style-name="T384">术</text:span><text:span text:style-name="T385">矣</text:span><text:span text:style-name="T386">。</text:span><text:span text:style-name="T387">”</text:span><text:span text:style-name="T388">布</text:span><text:span text:style-name="T389">曰</text:span><text:span text:style-name="T390">：</text:span><text:span text:style-name="T391">“</text:span><text:span text:style-name="T392">汝</text:span><text:span text:style-name="T393">须</text:span><text:span text:style-name="T394">亲</text:span><text:span text:style-name="T395">到</text:span><text:span text:style-name="T396">韩</text:span><text:span text:style-name="T397">暹</text:span><text:span text:style-name="T398">、</text:span><text:span text:style-name="T399">杨</text:span><text:span text:style-name="T400">奉</text:span><text:span text:style-name="T401">处</text:span><text:span text:style-name="T402">下</text:span><text:span text:style-name="T403">书</text:span><text:span text:style-name="T404">。</text:span><text:span text:style-name="T405">”</text:span><text:span text:style-name="T406">陈</text:span><text:span text:style-name="T407">登</text:span><text:span text:style-name="T408">允</text:span><text:span text:style-name="T409">诺</text:span><text:span text:style-name="T410">。</text:span><text:span text:style-name="T411">布</text:span><text:span text:style-name="T412">乃</text:span><text:span text:style-name="T413">发</text:span><text:span text:style-name="T414">表</text:span><text:span text:style-name="T415">上</text:span><text:span text:style-name="T416">许</text:span><text:span text:style-name="T417">都</text:span><text:span text:style-name="T418">，</text:span><text:span text:style-name="T419">并</text:span><text:span text:style-name="T420">致</text:span><text:span text:style-name="T421">书</text:span><text:span text:style-name="T422">与</text:span><text:span text:style-name="T423">豫</text:span><text:span text:style-name="T424">州</text:span><text:span text:style-name="T425">，</text:span><text:span text:style-name="T426">然</text:span><text:span text:style-name="T427">后</text:span><text:span text:style-name="T428">令</text:span><text:span text:style-name="T429">陈</text:span><text:span text:style-name="T430">登</text:span><text:span text:style-name="T431">引</text:span><text:span text:style-name="T432">数</text:span><text:span text:style-name="T433">骑</text:span><text:span text:style-name="T434">，</text:span><text:span text:style-name="T435">先</text:span><text:span text:style-name="T436">于</text:span><text:span text:style-name="T437">下</text:span><text:span text:style-name="T438">邳</text:span><text:span text:style-name="T439">道</text:span><text:span text:style-name="T440">上</text:span><text:span text:style-name="T441">候</text:span><text:span text:style-name="T442">韩</text:span><text:span text:style-name="T443">暹</text:span><text:span text:style-name="T444">。</text:span><text:span text:style-name="T445">退</text:span><text:span text:style-name="T446">引</text:span><text:span text:style-name="T447">兵</text:span><text:span text:style-name="T448">至</text:span><text:span text:style-name="T449">，</text:span><text:span text:style-name="T450">下</text:span><text:span text:style-name="T451">寨</text:span><text:span text:style-name="T452">毕</text:span><text:span text:style-name="T453">，</text:span><text:span text:style-name="T454">登</text:span><text:span text:style-name="T455">入</text:span><text:span text:style-name="T456">见</text:span><text:span text:style-name="T457">。</text:span><text:span text:style-name="T458">暹</text:span><text:span text:style-name="T459">问</text:span><text:span text:style-name="T460">曰</text:span><text:span text:style-name="T461">：</text:span><text:span text:style-name="T462">“</text:span><text:span text:style-name="T463">汝</text:span><text:span text:style-name="T464">乃</text:span><text:span text:style-name="T465">吕</text:span><text:span text:style-name="T466">布</text:span><text:span text:style-name="T467">之</text:span><text:span text:style-name="T468">人</text:span><text:span text:style-name="T469">，</text:span><text:span text:style-name="T470">来</text:span><text:span text:style-name="T471">此</text:span><text:span text:style-name="T472">何</text:span><text:span text:style-name="T473">干</text:span><text:span text:style-name="T474">？</text:span><text:span text:style-name="T475">”</text:span></text:p>
        <text:p text:style-name="Standard"/>
        <text:p><text:span text:style-name="T476"> </text:span></text:p>
        <text:p><text:span text:style-name="T477">登</text:span><text:span text:style-name="T478">笑</text:span><text:span text:style-name="T479">曰</text:span><text:span text:style-name="T480">：</text:span><text:span text:style-name="T481">“</text:span><text:span text:style-name="T482">某</text:span><text:span text:style-name="T483">为</text:span><text:span text:style-name="T484">大</text:span><text:span text:style-name="T485">汉</text:span><text:span text:style-name="T486">公</text:span><text:span text:style-name="T487">卿</text:span><text:span text:style-name="T488">，</text:span><text:span text:style-name="T489">何</text:span><text:span text:style-name="T490">谓</text:span><text:span text:style-name="T491">吕</text:span><text:span text:style-name="T492">布</text:span><text:span text:style-name="T493">之</text:span><text:span text:style-name="T494">人</text:span><text:span text:style-name="T495">？</text:span><text:span text:style-name="T496">若</text:span><text:span text:style-name="T497">将</text:span><text:span text:style-name="T498">军</text:span><text:span text:style-name="T499">者</text:span><text:span text:style-name="T500">，</text:span><text:span text:style-name="T501">向</text:span><text:span text:style-name="T502">为</text:span><text:span text:style-name="T503">汉</text:span><text:span text:style-name="T504">臣</text:span><text:span text:style-name="T505">，</text:span><text:span text:style-name="T506">今</text:span><text:span text:style-name="T507">乃</text:span><text:span text:style-name="T508">为</text:span><text:span text:style-name="T509">叛</text:span><text:span text:style-name="T510">贼</text:span><text:span text:style-name="T511">之</text:span><text:span text:style-name="T512">臣</text:span><text:span text:style-name="T513">，</text:span><text:span text:style-name="T514">使</text:span><text:span text:style-name="T515">昔</text:span><text:span text:style-name="T516">日</text:span><text:span text:style-name="T517">关</text:span><text:span text:style-name="T518">中</text:span><text:span text:style-name="T519">保</text:span><text:span text:style-name="T520">驾</text:span><text:span text:style-name="T521">之</text:span><text:span text:style-name="T522">功</text:span><text:span text:style-name="T523">，</text:span><text:span text:style-name="T524">化</text:span><text:span text:style-name="T525">为</text:span><text:span text:style-name="T526">乌</text:span><text:span text:style-name="T527">有</text:span><text:span text:style-name="T528">，</text:span><text:span text:style-name="T529">窃</text:span><text:span text:style-name="T530">为</text:span><text:span text:style-name="T531">将</text:span><text:span text:style-name="T532">军</text:span><text:span text:style-name="T533">不</text:span><text:span text:style-name="T534">取</text:span><text:span text:style-name="T535">也</text:span><text:span text:style-name="T536">。</text:span><text:span text:style-name="T537">且</text:span><text:span text:style-name="T538">袁</text:span><text:span text:style-name="T539">术</text:span><text:span text:style-name="T540">性</text:span><text:span text:style-name="T541">最</text:span><text:span text:style-name="T542">多</text:span><text:span text:style-name="T543">疑</text:span><text:span text:style-name="T544">，</text:span><text:span text:style-name="T545">将</text:span><text:span text:style-name="T546">军</text:span><text:span text:style-name="T547">后</text:span><text:span text:style-name="T548">必</text:span><text:span text:style-name="T549">为</text:span><text:span text:style-name="T550">其</text:span><text:span text:style-name="T551">所</text:span><text:span text:style-name="T552">害</text:span><text:span text:style-name="T553">。</text:span><text:span text:style-name="T554">今</text:span><text:span text:style-name="T555">不</text:span><text:span text:style-name="T556">早</text:span><text:span text:style-name="T557">图</text:span><text:span text:style-name="T558">，</text:span><text:span text:style-name="T559">悔</text:span><text:span text:style-name="T560">之</text:span><text:span text:style-name="T561">无</text:span><text:span text:style-name="T562">及</text:span><text:span text:style-name="T563">！</text:span><text:span text:style-name="T564">”</text:span><text:span text:style-name="T565">暹</text:span><text:span text:style-name="T566">叹</text:span><text:span text:style-name="T567">曰</text:span><text:span text:style-name="T568">：</text:span><text:span text:style-name="T569">“</text:span><text:span text:style-name="T570">吾</text:span><text:span text:style-name="T571">欲</text:span><text:span text:style-name="T572">归</text:span><text:span text:style-name="T573">汉</text:span><text:span text:style-name="T574">，</text:span><text:span text:style-name="T575">恨</text:span><text:span text:style-name="T576">无</text:span><text:span text:style-name="T577">门</text:span><text:span text:style-name="T578">耳</text:span><text:span text:style-name="T579">。</text:span><text:span text:style-name="T580">”</text:span><text:span text:style-name="T581">登</text:span><text:span text:style-name="T582">乃</text:span><text:span text:style-name="T583">出</text:span><text:span text:style-name="T584">布</text:span><text:span text:style-name="T585">书</text:span><text:span text:style-name="T586">。</text:span><text:span text:style-name="T587">暹</text:span><text:span text:style-name="T588">览</text:span><text:span text:style-name="T589">书</text:span><text:span text:style-name="T590">毕</text:span><text:span text:style-name="T591">曰</text:span><text:span text:style-name="T592">：</text:span><text:span text:style-name="T593">“</text:span><text:span text:style-name="T594">吾</text:span><text:span text:style-name="T595">已</text:span><text:span text:style-name="T596">知</text:span><text:span text:style-name="T597">之</text:span><text:span text:style-name="T598">。</text:span><text:span text:style-name="T599">公</text:span><text:span text:style-name="T600">先</text:span><text:span text:style-name="T601">回</text:span><text:span text:style-name="T602">。</text:span><text:span text:style-name="T603">吾</text:span><text:span text:style-name="T604">与</text:span><text:span text:style-name="T605">杨</text:span><text:span text:style-name="T606">将</text:span><text:span text:style-name="T607">军</text:span><text:span text:style-name="T608">反</text:span><text:span text:style-name="T609">戈</text:span><text:span text:style-name="T610">击</text:span><text:span text:style-name="T611">之</text:span><text:span text:style-name="T612">。</text:span><text:span text:style-name="T613">但</text:span><text:span text:style-name="T614">看</text:span><text:span text:style-name="T615">火</text:span><text:span text:style-name="T616">起</text:span><text:span text:style-name="T617">为</text:span><text:span text:style-name="T618">号</text:span><text:span text:style-name="T619">，</text:span><text:span text:style-name="T620">温</text:span><text:span text:style-name="T621">侯</text:span><text:span text:style-name="T622">以</text:span><text:span text:style-name="T623">兵</text:span><text:span text:style-name="T624">相</text:span><text:span text:style-name="T625">应</text:span><text:span text:style-name="T626">可</text:span><text:span text:style-name="T627">也</text:span><text:span text:style-name="T628">。</text:span><text:span text:style-name="T629">”</text:span><text:span text:style-name="T630">登</text:span><text:span text:style-name="T631">辞</text:span><text:span text:style-name="T632">暹</text:span><text:span text:style-name="T633">，</text:span><text:span text:style-name="T634">急</text:span><text:span text:style-name="T635">回</text:span><text:span text:style-name="T636">报</text:span><text:span text:style-name="T637">吕</text:span><text:span text:style-name="T638">布</text:span><text:span text:style-name="T639">。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quietsky" svg:font-family="quietsky"/>
    <style:font-face style:name="HYÑWåtH" svg:font-family="HYÑWåtH"/>
    <style:font-face style:name="liguofu" svg:font-family="liguofu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11-24T07:09:28.000</dc:date>
    <meta:generator>PHPWord</meta:generator>
    <meta:initial-creator/>
    <meta:creation-date>2018-11-24T07:09:28.000</meta:creation-date>
    <meta:keyword/>
    <meta:user-defined meta:name="Category"/>
    <meta:user-defined meta:name="Company"/>
    <meta:user-defined meta:name="Manager"/>
  </office:meta>
</office:document-meta>
</file>